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0.361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264in"/>
    </style:style>
    <style:style style:name="co9" style:family="table-column">
      <style:table-column-properties fo:break-before="auto" style:column-width="0.5992in"/>
    </style:style>
    <style:style style:name="co10" style:family="table-column">
      <style:table-column-properties fo:break-before="auto" style:column-width="1.098in"/>
    </style:style>
    <style:style style:name="co11" style:family="table-column">
      <style:table-column-properties fo:break-before="auto" style:column-width="1.0189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1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3" style:family="table-cell" style:parent-style-name="Default" style:data-style-name="N132"/>
    <style:style style:name="ce4" style:family="table-cell" style:parent-style-name="Default" style:data-style-name="N11"/>
    <style:style style:name="ce5" style:family="table-cell" style:parent-style-name="Default" style:data-style-name="N130"/>
  </office:automatic-styles>
  <office:body>
    <office:spreadsheet>
      <table:table table:name="VGG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"/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ce4"/>
        <table:table-column table:style-name="co11" table:default-cell-style-name="Default"/>
        <table:table-column table:style-name="co10" table:default-cell-style-name="ce5"/>
        <table:table-row table:style-name="ro1">
          <table:table-cell/>
          <table:table-cell office:value-type="string" calcext:value-type="string">
            <text:p>Tsiz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ayers</text:p>
          </table:table-cell>
          <table:table-cell table:number-columns-repeated="2"/>
          <table:table-cell table:style-name="Default" office:value-type="string" calcext:value-type="string">
            <text:p>Buffer mem</text:p>
          </table:table-cell>
          <table:table-cell table:style-name="Default"/>
          <table:table-cell office:value-type="string" calcext:value-type="string">
            <text:p>weights</text:p>
          </table:table-cell>
          <table:table-cell/>
          <table:table-cell office:value-type="string" calcext:value-type="string">
            <text:p>MAC</text:p>
          </table:table-cell>
          <table:table-cell table:style-name="Default"/>
          <table:table-cell office:value-type="string" calcext:value-type="string">
            <text:p>Freq.</text:p>
          </table:table-cell>
          <table:table-cell table:style-name="Default" office:value-type="string" calcext:value-type="string">
            <text:p>Weights / MAC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formula="of:=[.C2]-2" office:value-type="float" office:value="222" calcext:value-type="float">
            <text:p>222</text:p>
          </table:table-cell>
          <table:table-cell table:formula="of:=[.D2]-2" office:value-type="float" office:value="222" calcext:value-type="float">
            <text:p>222</text:p>
          </table:table-cell>
          <table:table-cell table:formula="of:=[.C2]*[.E2]*([.B3]-1)" office:value-type="float" office:value="1344" calcext:value-type="float">
            <text:p>1,344</text:p>
          </table:table-cell>
          <table:table-cell table:formula="of:=[.C2]*[.D2]*[.E2]" office:value-type="float" office:value="150528" calcext:value-type="float">
            <text:p>150,528</text:p>
          </table:table-cell>
          <table:table-cell table:number-columns-repeated="3"/>
          <table:table-cell table:style-name="Default"/>
          <table:table-cell table:style-name="ce1" table:formula="of:=300000000" office:value-type="float" office:value="300000000" calcext:value-type="float">
            <text:p>300,000,000</text:p>
          </table:table-cell>
          <table:table-cell table:style-name="Default"/>
        </table:table-row>
        <table:table-row table:style-name="ro1">
          <table:table-cell office:value-type="string" calcext:value-type="string">
            <text:p>CONV3-64</text:p>
          </table:table-cell>
          <table:table-cell office:value-type="float" office:value="3" calcext:value-type="float">
            <text:p>3</text:p>
          </table:table-cell>
          <table:table-cell table:formula="of:=[.C2]" office:value-type="float" office:value="224" calcext:value-type="float">
            <text:p>224</text:p>
          </table:table-cell>
          <table:table-cell table:formula="of:=[.D2]"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table:formula="of:=[.C3]-2" office:value-type="float" office:value="222" calcext:value-type="float">
            <text:p>222</text:p>
          </table:table-cell>
          <table:table-cell table:formula="of:=[.D3]-2" office:value-type="float" office:value="222" calcext:value-type="float">
            <text:p>222</text:p>
          </table:table-cell>
          <table:table-cell table:formula="of:=[.C3]*[.E3]*([.B4]-1)" office:value-type="float" office:value="28672" calcext:value-type="float">
            <text:p>28,672</text:p>
          </table:table-cell>
          <table:table-cell table:formula="of:=[.C3]*[.D3]*[.E3]" office:value-type="float" office:value="3211264" calcext:value-type="float">
            <text:p>3,211,264</text:p>
          </table:table-cell>
          <table:table-cell table:style-name="ce1" table:formula="of:=[.B3]*[.B3]*[.E2]*[.E3]" office:value-type="float" office:value="1728" calcext:value-type="float">
            <text:p>1,728</text:p>
          </table:table-cell>
          <table:table-cell table:style-name="ce4" table:formula="of:=[.J3]/[.J$25]" office:value-type="percentage" office:value="0.0000124905915775478" calcext:value-type="percentage">
            <text:p>0.00%</text:p>
          </table:table-cell>
          <table:table-cell table:style-name="ce1" table:formula="of:=[.B3]*[.B3]*[.E2]*[.E3]*[.F3]*[.G3]" office:value-type="float" office:value="85162752" calcext:value-type="float">
            <text:p>85,162,752</text:p>
          </table:table-cell>
          <table:table-cell table:formula="of:=[.L3]/[.L$25]" office:value-type="percentage" office:value="0.00607950533977709" calcext:value-type="percentage">
            <text:p>0.61%</text:p>
          </table:table-cell>
          <table:table-cell/>
          <table:table-cell table:formula="of:=[.J3]/[.L3]" office:value-type="float" office:value="0.0000202905608311014" calcext:value-type="float">
            <text:p>0.00002</text:p>
          </table:table-cell>
        </table:table-row>
        <table:table-row table:style-name="ro1">
          <table:table-cell office:value-type="string" calcext:value-type="string">
            <text:p>CONV3-64</text:p>
          </table:table-cell>
          <table:table-cell office:value-type="float" office:value="3" calcext:value-type="float">
            <text:p>3</text:p>
          </table:table-cell>
          <table:table-cell table:formula="of:=[.C3]" office:value-type="float" office:value="224" calcext:value-type="float">
            <text:p>224</text:p>
          </table:table-cell>
          <table:table-cell table:formula="of:=[.D3]"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table:formula="of:=[.C4]-2" office:value-type="float" office:value="222" calcext:value-type="float">
            <text:p>222</text:p>
          </table:table-cell>
          <table:table-cell table:formula="of:=[.D4]-2" office:value-type="float" office:value="222" calcext:value-type="float">
            <text:p>222</text:p>
          </table:table-cell>
          <table:table-cell table:formula="of:=[.C4]*[.E4]*([.B5]-1)" office:value-type="float" office:value="14336" calcext:value-type="float">
            <text:p>14,336</text:p>
          </table:table-cell>
          <table:table-cell table:formula="of:=[.C4]*[.D4]*[.E4]" office:value-type="float" office:value="3211264" calcext:value-type="float">
            <text:p>3,211,264</text:p>
          </table:table-cell>
          <table:table-cell table:style-name="ce1" table:formula="of:=[.B4]*[.B4]*[.E3]*[.E4]" office:value-type="float" office:value="36864" calcext:value-type="float">
            <text:p>36,864</text:p>
          </table:table-cell>
          <table:table-cell table:style-name="ce4" table:formula="of:=[.J4]/[.J$25]" office:value-type="percentage" office:value="0.000266465953654354" calcext:value-type="percentage">
            <text:p>0.03%</text:p>
          </table:table-cell>
          <table:table-cell table:style-name="ce1" table:formula="of:=[.B4]*[.B4]*[.E3]*[.E4]*[.F4]*[.G4]" office:value-type="float" office:value="1816805376" calcext:value-type="float">
            <text:p>1,816,805,376</text:p>
          </table:table-cell>
          <table:table-cell table:formula="of:=[.L4]/[.L$25]" office:value-type="percentage" office:value="0.129696113915245" calcext:value-type="percentage">
            <text:p>12.97%</text:p>
          </table:table-cell>
          <table:table-cell/>
          <table:table-cell table:formula="of:=[.J4]/[.L4]" office:value-type="float" office:value="0.0000202905608311014" calcext:value-type="float">
            <text:p>0.00002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4]/2" office:value-type="float" office:value="112" calcext:value-type="float">
            <text:p>112</text:p>
          </table:table-cell>
          <table:table-cell table:formula="of:=[.D4]/2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C5]*[.E5]*([.B6]-1)" office:value-type="float" office:value="14336" calcext:value-type="float">
            <text:p>14,336</text:p>
          </table:table-cell>
          <table:table-cell table:formula="of:=[.C5]*[.D5]*[.E5]" office:value-type="float" office:value="802816" calcext:value-type="float">
            <text:p>802,81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V3-128</text:p>
          </table:table-cell>
          <table:table-cell office:value-type="float" office:value="3" calcext:value-type="float">
            <text:p>3</text:p>
          </table:table-cell>
          <table:table-cell table:formula="of:=[.C5]" office:value-type="float" office:value="112" calcext:value-type="float">
            <text:p>112</text:p>
          </table:table-cell>
          <table:table-cell table:formula="of:=[.D5]"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[.C6]-2" office:value-type="float" office:value="110" calcext:value-type="float">
            <text:p>110</text:p>
          </table:table-cell>
          <table:table-cell table:formula="of:=[.D6]-2" office:value-type="float" office:value="110" calcext:value-type="float">
            <text:p>110</text:p>
          </table:table-cell>
          <table:table-cell table:formula="of:=[.C6]*[.E6]*([.B7]-1)" office:value-type="float" office:value="28672" calcext:value-type="float">
            <text:p>28,672</text:p>
          </table:table-cell>
          <table:table-cell table:formula="of:=[.C6]*[.D6]*[.E6]" office:value-type="float" office:value="1605632" calcext:value-type="float">
            <text:p>1,605,632</text:p>
          </table:table-cell>
          <table:table-cell table:style-name="ce1" table:formula="of:=[.B6]*[.B6]*[.E5]*[.E6]" office:value-type="float" office:value="73728" calcext:value-type="float">
            <text:p>73,728</text:p>
          </table:table-cell>
          <table:table-cell table:style-name="ce4" table:formula="of:=[.J6]/[.J$25]" office:value-type="percentage" office:value="0.000532931907308708" calcext:value-type="percentage">
            <text:p>0.05%</text:p>
          </table:table-cell>
          <table:table-cell table:style-name="ce1" table:formula="of:=[.B6]*[.B6]*[.E5]*[.E6]*[.F6]*[.G6]" office:value-type="float" office:value="892108800" calcext:value-type="float">
            <text:p>892,108,800</text:p>
          </table:table-cell>
          <table:table-cell table:formula="of:=[.L6]/[.L$25]" office:value-type="percentage" office:value="0.0636848867127043" calcext:value-type="percentage">
            <text:p>6.37%</text:p>
          </table:table-cell>
          <table:table-cell/>
          <table:table-cell table:formula="of:=[.J6]/[.L6]" office:value-type="float" office:value="0.0000826446280991735" calcext:value-type="float">
            <text:p>0.00008</text:p>
          </table:table-cell>
        </table:table-row>
        <table:table-row table:style-name="ro1">
          <table:table-cell office:value-type="string" calcext:value-type="string">
            <text:p>CONV3-128</text:p>
          </table:table-cell>
          <table:table-cell office:value-type="float" office:value="3" calcext:value-type="float">
            <text:p>3</text:p>
          </table:table-cell>
          <table:table-cell table:formula="of:=[.C6]" office:value-type="float" office:value="112" calcext:value-type="float">
            <text:p>112</text:p>
          </table:table-cell>
          <table:table-cell table:formula="of:=[.D6]"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[.C7]-2" office:value-type="float" office:value="110" calcext:value-type="float">
            <text:p>110</text:p>
          </table:table-cell>
          <table:table-cell table:formula="of:=[.D7]-2" office:value-type="float" office:value="110" calcext:value-type="float">
            <text:p>110</text:p>
          </table:table-cell>
          <table:table-cell table:formula="of:=[.C7]*[.E7]*([.B8]-1)" office:value-type="float" office:value="14336" calcext:value-type="float">
            <text:p>14,336</text:p>
          </table:table-cell>
          <table:table-cell table:formula="of:=[.C7]*[.D7]*[.E7]" office:value-type="float" office:value="1605632" calcext:value-type="float">
            <text:p>1,605,632</text:p>
          </table:table-cell>
          <table:table-cell table:style-name="ce1" table:formula="of:=[.B7]*[.B7]*[.E6]*[.E7]" office:value-type="float" office:value="147456" calcext:value-type="float">
            <text:p>147,456</text:p>
          </table:table-cell>
          <table:table-cell table:style-name="ce4" table:formula="of:=[.J7]/[.J$25]" office:value-type="percentage" office:value="0.00106586381461742" calcext:value-type="percentage">
            <text:p>0.11%</text:p>
          </table:table-cell>
          <table:table-cell table:style-name="ce1" table:formula="of:=[.B7]*[.B7]*[.E6]*[.E7]*[.F7]*[.G7]" office:value-type="float" office:value="1784217600" calcext:value-type="float">
            <text:p>1,784,217,600</text:p>
          </table:table-cell>
          <table:table-cell table:formula="of:=[.L7]/[.L$25]" office:value-type="percentage" office:value="0.127369773425409" calcext:value-type="percentage">
            <text:p>12.74%</text:p>
          </table:table-cell>
          <table:table-cell/>
          <table:table-cell table:formula="of:=[.J7]/[.L7]" office:value-type="float" office:value="0.0000826446280991735" calcext:value-type="float">
            <text:p>0.00008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7]/2" office:value-type="float" office:value="56" calcext:value-type="float">
            <text:p>56</text:p>
          </table:table-cell>
          <table:table-cell table:formula="of:=[.D7]/2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8]*[.E8]*([.B9]-1)" office:value-type="float" office:value="14336" calcext:value-type="float">
            <text:p>14,336</text:p>
          </table:table-cell>
          <table:table-cell table:formula="of:=[.C8]*[.D8]*[.E8]" office:value-type="float" office:value="401408" calcext:value-type="float">
            <text:p>401,40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V3-256</text:p>
          </table:table-cell>
          <table:table-cell office:value-type="float" office:value="3" calcext:value-type="float">
            <text:p>3</text:p>
          </table:table-cell>
          <table:table-cell table:formula="of:=[.C8]" office:value-type="float" office:value="56" calcext:value-type="float">
            <text:p>56</text:p>
          </table:table-cell>
          <table:table-cell table:formula="of:=[.D8]"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table:formula="of:=[.C9]-2" office:value-type="float" office:value="54" calcext:value-type="float">
            <text:p>54</text:p>
          </table:table-cell>
          <table:table-cell table:formula="of:=[.D9]-2" office:value-type="float" office:value="54" calcext:value-type="float">
            <text:p>54</text:p>
          </table:table-cell>
          <table:table-cell table:formula="of:=[.C9]*[.E9]*([.B10]-1)" office:value-type="float" office:value="28672" calcext:value-type="float">
            <text:p>28,672</text:p>
          </table:table-cell>
          <table:table-cell table:formula="of:=[.C9]*[.D9]*[.E9]" office:value-type="float" office:value="802816" calcext:value-type="float">
            <text:p>802,816</text:p>
          </table:table-cell>
          <table:table-cell table:style-name="ce1" table:formula="of:=[.B9]*[.B9]*[.E8]*[.E9]" office:value-type="float" office:value="294912" calcext:value-type="float">
            <text:p>294,912</text:p>
          </table:table-cell>
          <table:table-cell table:style-name="ce4" table:formula="of:=[.J9]/[.J$25]" office:value-type="percentage" office:value="0.00213172762923483" calcext:value-type="percentage">
            <text:p>0.21%</text:p>
          </table:table-cell>
          <table:table-cell table:style-name="ce1" table:formula="of:=[.B9]*[.B9]*[.E8]*[.E9]*[.F9]*[.G9]" office:value-type="float" office:value="859963392" calcext:value-type="float">
            <text:p>859,963,392</text:p>
          </table:table-cell>
          <table:table-cell table:formula="of:=[.L9]/[.L$25]" office:value-type="percentage" office:value="0.0613901255055358" calcext:value-type="percentage">
            <text:p>6.14%</text:p>
          </table:table-cell>
          <table:table-cell/>
          <table:table-cell table:formula="of:=[.J9]/[.L9]" office:value-type="float" office:value="0.000342935528120713" calcext:value-type="float">
            <text:p>0.00034</text:p>
          </table:table-cell>
        </table:table-row>
        <table:table-row table:style-name="ro1">
          <table:table-cell office:value-type="string" calcext:value-type="string">
            <text:p>CONV3-256</text:p>
          </table:table-cell>
          <table:table-cell office:value-type="float" office:value="3" calcext:value-type="float">
            <text:p>3</text:p>
          </table:table-cell>
          <table:table-cell table:formula="of:=[.C9]" office:value-type="float" office:value="56" calcext:value-type="float">
            <text:p>56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table:formula="of:=[.C10]-2" office:value-type="float" office:value="54" calcext:value-type="float">
            <text:p>54</text:p>
          </table:table-cell>
          <table:table-cell table:formula="of:=[.D10]-2" office:value-type="float" office:value="54" calcext:value-type="float">
            <text:p>54</text:p>
          </table:table-cell>
          <table:table-cell table:formula="of:=[.C10]*[.E10]*([.B11]-1)" office:value-type="float" office:value="28672" calcext:value-type="float">
            <text:p>28,672</text:p>
          </table:table-cell>
          <table:table-cell table:formula="of:=[.C10]*[.D10]*[.E10]" office:value-type="float" office:value="802816" calcext:value-type="float">
            <text:p>802,816</text:p>
          </table:table-cell>
          <table:table-cell table:style-name="ce1" table:formula="of:=[.B10]*[.B10]*[.E9]*[.E10]" office:value-type="float" office:value="589824" calcext:value-type="float">
            <text:p>589,824</text:p>
          </table:table-cell>
          <table:table-cell table:style-name="ce4" table:formula="of:=[.J10]/[.J$25]" office:value-type="percentage" office:value="0.00426345525846966" calcext:value-type="percentage">
            <text:p>0.43%</text:p>
          </table:table-cell>
          <table:table-cell table:style-name="ce1" table:formula="of:=[.B10]*[.B10]*[.E9]*[.E10]*[.F10]*[.G10]" office:value-type="float" office:value="1719926784" calcext:value-type="float">
            <text:p>1,719,926,784</text:p>
          </table:table-cell>
          <table:table-cell table:formula="of:=[.L10]/[.L$25]" office:value-type="percentage" office:value="0.122780251011072" calcext:value-type="percentage">
            <text:p>12.28%</text:p>
          </table:table-cell>
          <table:table-cell/>
          <table:table-cell table:formula="of:=[.J10]/[.L10]" office:value-type="float" office:value="0.000342935528120713" calcext:value-type="float">
            <text:p>0.00034</text:p>
          </table:table-cell>
        </table:table-row>
        <table:table-row table:style-name="ro1">
          <table:table-cell office:value-type="string" calcext:value-type="string">
            <text:p>CONV3-256</text:p>
          </table:table-cell>
          <table:table-cell office:value-type="float" office:value="3" calcext:value-type="float">
            <text:p>3</text:p>
          </table:table-cell>
          <table:table-cell table:formula="of:=[.C10]" office:value-type="float" office:value="56" calcext:value-type="float">
            <text:p>56</text:p>
          </table:table-cell>
          <table:table-cell table:formula="of:=[.D10]"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table:formula="of:=[.C11]-2" office:value-type="float" office:value="54" calcext:value-type="float">
            <text:p>54</text:p>
          </table:table-cell>
          <table:table-cell table:formula="of:=[.D11]-2" office:value-type="float" office:value="54" calcext:value-type="float">
            <text:p>54</text:p>
          </table:table-cell>
          <table:table-cell table:formula="of:=[.C11]*[.E11]*([.B12]-1)" office:value-type="float" office:value="14336" calcext:value-type="float">
            <text:p>14,336</text:p>
          </table:table-cell>
          <table:table-cell table:formula="of:=[.C11]*[.D11]*[.E11]" office:value-type="float" office:value="802816" calcext:value-type="float">
            <text:p>802,816</text:p>
          </table:table-cell>
          <table:table-cell table:style-name="ce1" table:formula="of:=[.B11]*[.B11]*[.E10]*[.E11]" office:value-type="float" office:value="589824" calcext:value-type="float">
            <text:p>589,824</text:p>
          </table:table-cell>
          <table:table-cell table:style-name="ce4" table:formula="of:=[.J11]/[.J$25]" office:value-type="percentage" office:value="0.00426345525846966" calcext:value-type="percentage">
            <text:p>0.43%</text:p>
          </table:table-cell>
          <table:table-cell table:style-name="ce1" table:formula="of:=[.B11]*[.B11]*[.E10]*[.E11]*[.F11]*[.G11]" office:value-type="float" office:value="1719926784" calcext:value-type="float">
            <text:p>1,719,926,784</text:p>
          </table:table-cell>
          <table:table-cell table:formula="of:=[.L11]/[.L$25]" office:value-type="percentage" office:value="0.122780251011072" calcext:value-type="percentage">
            <text:p>12.28%</text:p>
          </table:table-cell>
          <table:table-cell/>
          <table:table-cell table:formula="of:=[.J11]/[.L11]" office:value-type="float" office:value="0.000342935528120713" calcext:value-type="float">
            <text:p>0.00034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11]/2" office:value-type="float" office:value="28" calcext:value-type="float">
            <text:p>28</text:p>
          </table:table-cell>
          <table:table-cell table:formula="of:=[.D11]/2"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2]*[.E12]*([.B13]-1)" office:value-type="float" office:value="14336" calcext:value-type="float">
            <text:p>14,336</text:p>
          </table:table-cell>
          <table:table-cell table:formula="of:=[.C12]*[.D12]*[.E12]" office:value-type="float" office:value="200704" calcext:value-type="float">
            <text:p>200,70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2]" office:value-type="float" office:value="28" calcext:value-type="float">
            <text:p>28</text:p>
          </table:table-cell>
          <table:table-cell table:formula="of:=[.D12]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table:formula="of:=[.C13]-2" office:value-type="float" office:value="26" calcext:value-type="float">
            <text:p>26</text:p>
          </table:table-cell>
          <table:table-cell table:formula="of:=[.D13]-2" office:value-type="float" office:value="26" calcext:value-type="float">
            <text:p>26</text:p>
          </table:table-cell>
          <table:table-cell table:formula="of:=[.C13]*[.E13]*([.B14]-1)" office:value-type="float" office:value="28672" calcext:value-type="float">
            <text:p>28,672</text:p>
          </table:table-cell>
          <table:table-cell table:formula="of:=[.C13]*[.D13]*[.E13]" office:value-type="float" office:value="401408" calcext:value-type="float">
            <text:p>401,408</text:p>
          </table:table-cell>
          <table:table-cell table:style-name="ce1" table:formula="of:=[.B13]*[.B13]*[.E12]*[.E13]" office:value-type="float" office:value="1179648" calcext:value-type="float">
            <text:p>1,179,648</text:p>
          </table:table-cell>
          <table:table-cell table:style-name="ce4" table:formula="of:=[.J13]/[.J$25]" office:value-type="percentage" office:value="0.00852691051693932" calcext:value-type="percentage">
            <text:p>0.85%</text:p>
          </table:table-cell>
          <table:table-cell table:style-name="ce1" table:formula="of:=[.B13]*[.B13]*[.E12]*[.E13]*[.F13]*[.G13]" office:value-type="float" office:value="797442048" calcext:value-type="float">
            <text:p>797,442,048</text:p>
          </table:table-cell>
          <table:table-cell table:formula="of:=[.L13]/[.L$25]" office:value-type="percentage" office:value="0.0569269202218686" calcext:value-type="percentage">
            <text:p>5.69%</text:p>
          </table:table-cell>
          <table:table-cell/>
          <table:table-cell table:formula="of:=[.J13]/[.L13]" office:value-type="float" office:value="0.0014792899408284" calcext:value-type="float">
            <text:p>0.00148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3]" office:value-type="float" office:value="28" calcext:value-type="float">
            <text:p>28</text:p>
          </table:table-cell>
          <table:table-cell table:formula="of:=[.D13]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table:formula="of:=[.C14]-2" office:value-type="float" office:value="26" calcext:value-type="float">
            <text:p>26</text:p>
          </table:table-cell>
          <table:table-cell table:formula="of:=[.D14]-2" office:value-type="float" office:value="26" calcext:value-type="float">
            <text:p>26</text:p>
          </table:table-cell>
          <table:table-cell table:formula="of:=[.C14]*[.E14]*([.B15]-1)" office:value-type="float" office:value="28672" calcext:value-type="float">
            <text:p>28,672</text:p>
          </table:table-cell>
          <table:table-cell table:formula="of:=[.C14]*[.D14]*[.E14]" office:value-type="float" office:value="401408" calcext:value-type="float">
            <text:p>401,408</text:p>
          </table:table-cell>
          <table:table-cell table:style-name="ce1" table:formula="of:=[.B14]*[.B14]*[.E13]*[.E14]" office:value-type="float" office:value="2359296" calcext:value-type="float">
            <text:p>2,359,296</text:p>
          </table:table-cell>
          <table:table-cell table:style-name="ce4" table:formula="of:=[.J14]/[.J$25]" office:value-type="percentage" office:value="0.0170538210338786" calcext:value-type="percentage">
            <text:p>1.71%</text:p>
          </table:table-cell>
          <table:table-cell table:style-name="ce1" table:formula="of:=[.B14]*[.B14]*[.E13]*[.E14]*[.F14]*[.G14]" office:value-type="float" office:value="1594884096" calcext:value-type="float">
            <text:p>1,594,884,096</text:p>
          </table:table-cell>
          <table:table-cell table:formula="of:=[.L14]/[.L$25]" office:value-type="percentage" office:value="0.113853840443737" calcext:value-type="percentage">
            <text:p>11.39%</text:p>
          </table:table-cell>
          <table:table-cell/>
          <table:table-cell table:formula="of:=[.J14]/[.L14]" office:value-type="float" office:value="0.0014792899408284" calcext:value-type="float">
            <text:p>0.00148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4]" office:value-type="float" office:value="28" calcext:value-type="float">
            <text:p>28</text:p>
          </table:table-cell>
          <table:table-cell table:formula="of:=[.D14]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table:formula="of:=[.C15]-2" office:value-type="float" office:value="26" calcext:value-type="float">
            <text:p>26</text:p>
          </table:table-cell>
          <table:table-cell table:formula="of:=[.D15]-2" office:value-type="float" office:value="26" calcext:value-type="float">
            <text:p>26</text:p>
          </table:table-cell>
          <table:table-cell table:formula="of:=[.C15]*[.E15]*([.B16]-1)" office:value-type="float" office:value="14336" calcext:value-type="float">
            <text:p>14,336</text:p>
          </table:table-cell>
          <table:table-cell table:formula="of:=[.C15]*[.D15]*[.E15]" office:value-type="float" office:value="401408" calcext:value-type="float">
            <text:p>401,408</text:p>
          </table:table-cell>
          <table:table-cell table:style-name="ce1" table:formula="of:=[.B15]*[.B15]*[.E14]*[.E15]" office:value-type="float" office:value="2359296" calcext:value-type="float">
            <text:p>2,359,296</text:p>
          </table:table-cell>
          <table:table-cell table:style-name="ce4" table:formula="of:=[.J15]/[.J$25]" office:value-type="percentage" office:value="0.0170538210338786" calcext:value-type="percentage">
            <text:p>1.71%</text:p>
          </table:table-cell>
          <table:table-cell table:style-name="ce1" table:formula="of:=[.B15]*[.B15]*[.E14]*[.E15]*[.F15]*[.G15]" office:value-type="float" office:value="1594884096" calcext:value-type="float">
            <text:p>1,594,884,096</text:p>
          </table:table-cell>
          <table:table-cell table:formula="of:=[.L15]/[.L$25]" office:value-type="percentage" office:value="0.113853840443737" calcext:value-type="percentage">
            <text:p>11.39%</text:p>
          </table:table-cell>
          <table:table-cell/>
          <table:table-cell table:formula="of:=[.J15]/[.L15]" office:value-type="float" office:value="0.0014792899408284" calcext:value-type="float">
            <text:p>0.00148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15]/2" office:value-type="float" office:value="14" calcext:value-type="float">
            <text:p>14</text:p>
          </table:table-cell>
          <table:table-cell table:formula="of:=[.D15]/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6]*[.E16]*([.B17]-1)" office:value-type="float" office:value="14336" calcext:value-type="float">
            <text:p>14,336</text:p>
          </table:table-cell>
          <table:table-cell table:formula="of:=[.C16]*[.D16]*[.E16]" office:value-type="float" office:value="100352" calcext:value-type="float">
            <text:p>100,35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6]" office:value-type="float" office:value="14" calcext:value-type="float">
            <text:p>14</text:p>
          </table:table-cell>
          <table:table-cell table:formula="of:=[.D16]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[.C17]-2" office:value-type="float" office:value="12" calcext:value-type="float">
            <text:p>12</text:p>
          </table:table-cell>
          <table:table-cell table:formula="of:=[.D17]-2" office:value-type="float" office:value="12" calcext:value-type="float">
            <text:p>12</text:p>
          </table:table-cell>
          <table:table-cell table:formula="of:=[.C17]*[.E17]*([.B18]-1)" office:value-type="float" office:value="14336" calcext:value-type="float">
            <text:p>14,336</text:p>
          </table:table-cell>
          <table:table-cell table:formula="of:=[.C17]*[.D17]*[.E17]" office:value-type="float" office:value="100352" calcext:value-type="float">
            <text:p>100,352</text:p>
          </table:table-cell>
          <table:table-cell table:style-name="ce1" table:formula="of:=[.B17]*[.B17]*[.E16]*[.E17]" office:value-type="float" office:value="2359296" calcext:value-type="float">
            <text:p>2,359,296</text:p>
          </table:table-cell>
          <table:table-cell table:style-name="ce4" table:formula="of:=[.J17]/[.J$25]" office:value-type="percentage" office:value="0.0170538210338786" calcext:value-type="percentage">
            <text:p>1.71%</text:p>
          </table:table-cell>
          <table:table-cell table:style-name="ce1" table:formula="of:=[.B17]*[.B17]*[.E16]*[.E17]*[.F17]*[.G17]" office:value-type="float" office:value="339738624" calcext:value-type="float">
            <text:p>339,738,624</text:p>
          </table:table-cell>
          <table:table-cell table:formula="of:=[.L17]/[.L$25]" office:value-type="percentage" office:value="0.0242528890886067" calcext:value-type="percentage">
            <text:p>2.43%</text:p>
          </table:table-cell>
          <table:table-cell/>
          <table:table-cell table:formula="of:=[.J17]/[.L17]" office:value-type="float" office:value="0.00694444444444444" calcext:value-type="float">
            <text:p>0.00694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14" calcext:value-type="float">
            <text:p>14</text:p>
          </table:table-cell>
          <table:table-cell table:formula="of:=[.D17]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[.C18]-2" office:value-type="float" office:value="12" calcext:value-type="float">
            <text:p>12</text:p>
          </table:table-cell>
          <table:table-cell table:formula="of:=[.D18]-2" office:value-type="float" office:value="12" calcext:value-type="float">
            <text:p>12</text:p>
          </table:table-cell>
          <table:table-cell table:formula="of:=[.C18]*[.E18]*([.B19]-1)" office:value-type="float" office:value="14336" calcext:value-type="float">
            <text:p>14,336</text:p>
          </table:table-cell>
          <table:table-cell table:formula="of:=[.C18]*[.D18]*[.E18]" office:value-type="float" office:value="100352" calcext:value-type="float">
            <text:p>100,352</text:p>
          </table:table-cell>
          <table:table-cell table:style-name="ce1" table:formula="of:=[.B18]*[.B18]*[.E17]*[.E18]" office:value-type="float" office:value="2359296" calcext:value-type="float">
            <text:p>2,359,296</text:p>
          </table:table-cell>
          <table:table-cell table:style-name="ce4" table:formula="of:=[.J18]/[.J$25]" office:value-type="percentage" office:value="0.0170538210338786" calcext:value-type="percentage">
            <text:p>1.71%</text:p>
          </table:table-cell>
          <table:table-cell table:style-name="ce1" table:formula="of:=[.B18]*[.B18]*[.E17]*[.E18]*[.F18]*[.G18]" office:value-type="float" office:value="339738624" calcext:value-type="float">
            <text:p>339,738,624</text:p>
          </table:table-cell>
          <table:table-cell table:formula="of:=[.L18]/[.L$25]" office:value-type="percentage" office:value="0.0242528890886067" calcext:value-type="percentage">
            <text:p>2.43%</text:p>
          </table:table-cell>
          <table:table-cell/>
          <table:table-cell table:formula="of:=[.J18]/[.L18]" office:value-type="float" office:value="0.00694444444444444" calcext:value-type="float">
            <text:p>0.00694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8]" office:value-type="float" office:value="14" calcext:value-type="float">
            <text:p>14</text:p>
          </table:table-cell>
          <table:table-cell table:formula="of:=[.D18]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[.C19]-2" office:value-type="float" office:value="12" calcext:value-type="float">
            <text:p>12</text:p>
          </table:table-cell>
          <table:table-cell table:formula="of:=[.D19]-2" office:value-type="float" office:value="12" calcext:value-type="float">
            <text:p>12</text:p>
          </table:table-cell>
          <table:table-cell table:formula="of:=[.C19]*[.E19]*([.B20]-1)" office:value-type="float" office:value="7168" calcext:value-type="float">
            <text:p>7,168</text:p>
          </table:table-cell>
          <table:table-cell table:formula="of:=[.C19]*[.D19]*[.E19]" office:value-type="float" office:value="100352" calcext:value-type="float">
            <text:p>100,352</text:p>
          </table:table-cell>
          <table:table-cell table:style-name="ce1" table:formula="of:=[.B19]*[.B19]*[.E18]*[.E19]" office:value-type="float" office:value="2359296" calcext:value-type="float">
            <text:p>2,359,296</text:p>
          </table:table-cell>
          <table:table-cell table:style-name="ce4" table:formula="of:=[.J19]/[.J$25]" office:value-type="percentage" office:value="0.0170538210338786" calcext:value-type="percentage">
            <text:p>1.71%</text:p>
          </table:table-cell>
          <table:table-cell table:style-name="ce1" table:formula="of:=[.B19]*[.B19]*[.E18]*[.E19]*[.F19]*[.G19]" office:value-type="float" office:value="339738624" calcext:value-type="float">
            <text:p>339,738,624</text:p>
          </table:table-cell>
          <table:table-cell table:formula="of:=[.L19]/[.L$25]" office:value-type="percentage" office:value="0.0242528890886067" calcext:value-type="percentage">
            <text:p>2.43%</text:p>
          </table:table-cell>
          <table:table-cell/>
          <table:table-cell table:formula="of:=[.J19]/[.L19]" office:value-type="float" office:value="0.00694444444444444" calcext:value-type="float">
            <text:p>0.00694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19]/2" office:value-type="float" office:value="7" calcext:value-type="float">
            <text:p>7</text:p>
          </table:table-cell>
          <table:table-cell table:formula="of:=[.D19]/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20]*[.E20]*[.D20]" office:value-type="float" office:value="25088" calcext:value-type="float">
            <text:p>25,088</text:p>
          </table:table-cell>
          <table:table-cell table:formula="of:=[.C20]*[.D20]*[.E20]" office:value-type="float" office:value="25088" calcext:value-type="float">
            <text:p>25,08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21]*[.E21]*[.D21]" office:value-type="float" office:value="4096" calcext:value-type="float">
            <text:p>4,096</text:p>
          </table:table-cell>
          <table:table-cell table:formula="of:=[.C21]*[.D21]*[.E21]" office:value-type="float" office:value="4096" calcext:value-type="float">
            <text:p>4,096</text:p>
          </table:table-cell>
          <table:table-cell table:style-name="ce1" table:formula="of:=[.D20]*[.C20]*[.E20]*[.E21]" office:value-type="float" office:value="102760448" calcext:value-type="float">
            <text:p>102,760,448</text:p>
          </table:table-cell>
          <table:table-cell table:style-name="ce4" table:formula="of:=[.J21]/[.J$25]" office:value-type="percentage" office:value="0.742788649475603" calcext:value-type="percentage">
            <text:p>74.28%</text:p>
          </table:table-cell>
          <table:table-cell table:style-name="ce1" table:formula="of:=[.C20]*[.D20]*[.E20]*[.C21]*[.D21]*[.E21]" office:value-type="float" office:value="102760448" calcext:value-type="float">
            <text:p>102,760,448</text:p>
          </table:table-cell>
          <table:table-cell table:formula="of:=[.L21]/[.L$25]" office:value-type="percentage" office:value="0.00733575040334401" calcext:value-type="percentage">
            <text:p>0.73%</text:p>
          </table:table-cell>
          <table:table-cell/>
          <table:table-cell table:formula="of:=[.J21]/[.L21]" office:value-type="float" office:value="1" calcext:value-type="float">
            <text:p>1.00000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22]*[.E22]*[.D22]" office:value-type="float" office:value="4096" calcext:value-type="float">
            <text:p>4,096</text:p>
          </table:table-cell>
          <table:table-cell table:formula="of:=[.C22]*[.D22]*[.E22]" office:value-type="float" office:value="4096" calcext:value-type="float">
            <text:p>4,096</text:p>
          </table:table-cell>
          <table:table-cell table:style-name="ce1" table:formula="of:=[.D21]*[.C21]*[.E21]*[.E22]" office:value-type="float" office:value="16777216" calcext:value-type="float">
            <text:p>16,777,216</text:p>
          </table:table-cell>
          <table:table-cell table:style-name="ce4" table:formula="of:=[.J22]/[.J$25]" office:value-type="percentage" office:value="0.121271616240915" calcext:value-type="percentage">
            <text:p>12.13%</text:p>
          </table:table-cell>
          <table:table-cell table:style-name="ce1" table:formula="of:=[.C21]*[.D21]*[.E21]*[.C22]*[.D22]*[.E22]" office:value-type="float" office:value="16777216" calcext:value-type="float">
            <text:p>16,777,216</text:p>
          </table:table-cell>
          <table:table-cell table:formula="of:=[.L22]/[.L$25]" office:value-type="percentage" office:value="0.00119767353523984" calcext:value-type="percentage">
            <text:p>0.12%</text:p>
          </table:table-cell>
          <table:table-cell/>
          <table:table-cell table:formula="of:=[.J22]/[.L22]" office:value-type="float" office:value="1" calcext:value-type="float">
            <text:p>1.00000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C23]*[.E23]*[.D23]" office:value-type="float" office:value="1000" calcext:value-type="float">
            <text:p>1,000</text:p>
          </table:table-cell>
          <table:table-cell table:formula="of:=[.C23]*[.D23]*[.E23]" office:value-type="float" office:value="1000" calcext:value-type="float">
            <text:p>1,000</text:p>
          </table:table-cell>
          <table:table-cell table:style-name="ce1" table:formula="of:=[.D22]*[.C22]*[.E22]*[.E23]" office:value-type="float" office:value="4096000" calcext:value-type="float">
            <text:p>4,096,000</text:p>
          </table:table-cell>
          <table:table-cell table:style-name="ce4" table:formula="of:=[.J23]/[.J$25]" office:value-type="percentage" office:value="0.0296073281838171" calcext:value-type="percentage">
            <text:p>2.96%</text:p>
          </table:table-cell>
          <table:table-cell table:style-name="ce1" table:formula="of:=[.C22]*[.D22]*[.E22]*[.C23]*[.D23]*[.E23]" office:value-type="float" office:value="4096000" calcext:value-type="float">
            <text:p>4,096,000</text:p>
          </table:table-cell>
          <table:table-cell table:formula="of:=[.L23]/[.L$25]" office:value-type="percentage" office:value="0.000292400765439414" calcext:value-type="percentage">
            <text:p>0.03%</text:p>
          </table:table-cell>
          <table:table-cell/>
          <table:table-cell table:formula="of:=[.J23]/[.L23]" office:value-type="float" office:value="1" calcext:value-type="float">
            <text:p>1.0000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formula="of:=SUM([.H3:.H23])*2" office:value-type="float" office:value="713680" calcext:value-type="float">
            <text:p>713,680</text:p>
          </table:table-cell>
          <table:table-cell table:formula="of:=SUM([.I3:.I23])*2" office:value-type="float" office:value="30174160" calcext:value-type="float">
            <text:p>30,174,160</text:p>
          </table:table-cell>
          <table:table-cell table:style-name="ce1" table:formula="of:=SUM([.J3:.J23])" office:value-type="float" office:value="138344128" calcext:value-type="float">
            <text:p>138,344,128</text:p>
          </table:table-cell>
          <table:table-cell table:style-name="ce1"/>
          <table:table-cell table:style-name="ce1" table:formula="of:=SUM([.L3:.L23])" office:value-type="float" office:value="14008171264" calcext:value-type="float">
            <text:p>14,008,171,264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7"/>
          <table:table-cell table:style-name="Default" office:value-type="string" calcext:value-type="string">
            <text:p>BRAM</text:p>
          </table:table-cell>
          <table:table-cell table:style-name="Default"/>
          <table:table-cell table:style-name="ce1" table:formula="of:=[.I25]+[.J25]" office:value-type="float" office:value="168518288" calcext:value-type="float">
            <text:p>168,518,288</text:p>
          </table:table-cell>
          <table:table-cell table:style-name="ce1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BRAM</text:p>
          </table:table-cell>
          <table:table-cell office:value-type="string" calcext:value-type="string">
            <text:p>UltraRAM</text:p>
          </table:table-cell>
          <table:table-cell table:number-columns-repeated="3"/>
          <table:table-cell table:style-name="ce3" table:formula="of:=[.H25]*2/4096" office:value-type="float" office:value="348.4765625" calcext:value-type="float">
            <text:p>348.477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On-chip weights</text:p>
          </table:table-cell>
          <table:table-cell table:style-name="ce1" table:formula="of:=SUM([.J3:.J19])" office:value-type="float" office:value="14710464" calcext:value-type="float">
            <text:p>14,710,464</text:p>
          </table:table-cell>
          <table:table-cell table:style-name="ce2" table:formula="of:=[.B28]*2/4096" office:value-type="float" office:value="7182.84375" calcext:value-type="float">
            <text:p>7,182.844</text:p>
          </table:table-cell>
          <table:table-cell table:style-name="ce2" table:formula="of:=[.B28]*2/32768" office:value-type="float" office:value="897.85546875" calcext:value-type="float">
            <text:p>897.85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FPS</text:p>
          </table:table-cell>
          <table:table-cell office:value-type="string" calcext:value-type="string">
            <text:p>Bandwidth MB/s</text:p>
          </table:table-cell>
          <table:table-cell table:style-name="Default" office:value-type="string" calcext:value-type="string">
            <text:p>Bandwidth for Weight MB/s</text:p>
          </table:table-cell>
        </table:table-row>
        <table:table-row table:style-name="ro1">
          <table:table-cell office:value-type="string" calcext:value-type="string">
            <text:p>Off-chip</text:p>
          </table:table-cell>
          <table:table-cell table:style-name="ce1" table:formula="of:=SUM([.J21:.J23])" office:value-type="float" office:value="123633664" calcext:value-type="float">
            <text:p>123,633,664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formula="of:=[.A32]" office:value-type="string" office:string-value="VU9P" calcext:value-type="string">
            <text:p>VU9P</text:p>
          </table:table-cell>
          <table:table-cell table:style-name="ce2" table:formula="of:=[.B32]*[.N$2]/[.L$25]" office:value-type="float" office:value="146.485930342206" calcext:value-type="float">
            <text:p>146.486</text:p>
          </table:table-cell>
          <table:table-cell table:style-name="ce2" table:formula="of:=[.$M29]*[.I$25]*2/1000/1000" office:value-type="float" office:value="8840.17979978918" calcext:value-type="float">
            <text:p>8,840.180</text:p>
          </table:table-cell>
          <table:table-cell table:style-name="ce2" table:formula="of:=[.$M29]*[.J$25]/1000/1000" office:value-type="float" office:value="20265.4682974613" calcext:value-type="float">
            <text:p>20,265.468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formula="of:=[.A33]" office:value-type="string" office:string-value="VU13P" calcext:value-type="string">
            <text:p>VU13P</text:p>
          </table:table-cell>
          <table:table-cell table:style-name="ce2" table:formula="of:=[.B33]*[.N$2]/[.L$25]" office:value-type="float" office:value="263.160688895472" calcext:value-type="float">
            <text:p>263.161</text:p>
          </table:table-cell>
          <table:table-cell table:style-name="ce2" table:formula="of:=[.$M30]*[.I$25]*2/1000/1000" office:value-type="float" office:value="15881.3054648844" calcext:value-type="float">
            <text:p>15,881.305</text:p>
          </table:table-cell>
          <table:table-cell table:style-name="ce2" table:formula="of:=[.$M30]*[.J$25]/1000/1000" office:value-type="float" office:value="36406.7360291234" calcext:value-type="float">
            <text:p>36,406.736</text:p>
          </table:table-cell>
        </table:table-row>
        <table:table-row table:style-name="ro1">
          <table:table-cell/>
          <table:table-cell office:value-type="string" calcext:value-type="string">
            <text:p>DSP</text:p>
          </table:table-cell>
          <table:table-cell office:value-type="string" calcext:value-type="string">
            <text:p>BRAM (4kB)</text:p>
          </table:table-cell>
          <table:table-cell office:value-type="string" calcext:value-type="string">
            <text:p>UltraRAM (32kB)</text:p>
          </table:table-cell>
          <table:table-cell office:value-type="string" calcext:value-type="string">
            <text:p>HBM (GB)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[.A34]" office:value-type="string" office:string-value="VU37P" calcext:value-type="string">
            <text:p>VU37P</text:p>
          </table:table-cell>
          <table:table-cell table:style-name="ce2" table:formula="of:=[.B34]*[.N$2]/[.L$25]" office:value-type="float" office:value="193.258630907613" calcext:value-type="float">
            <text:p>193.259</text:p>
          </table:table-cell>
          <table:table-cell table:style-name="ce2" table:formula="of:=[.$M31]*[.I$25]*2/1000/1000" office:value-type="float" office:value="11662.8337007745" calcext:value-type="float">
            <text:p>11,662.834</text:p>
          </table:table-cell>
          <table:table-cell table:style-name="ce2" table:formula="of:=[.$M31]*[.J$25]/1000/1000" office:value-type="float" office:value="26736.1967713875" calcext:value-type="float">
            <text:p>26,736.197</text:p>
          </table:table-cell>
        </table:table-row>
        <table:table-row table:style-name="ro1">
          <table:table-cell office:value-type="string" calcext:value-type="string">
            <text:p>VU9P</text:p>
          </table:table-cell>
          <table:table-cell table:style-name="ce1" office:value-type="float" office:value="6840" calcext:value-type="float">
            <text:p>6,840</text:p>
          </table:table-cell>
          <table:table-cell table:style-name="ce1" office:value-type="float" office:value="2160" calcext:value-type="float">
            <text:p>2,16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[.A35]" office:value-type="string" office:string-value="ZU9EG" calcext:value-type="string">
            <text:p>ZU9EG</text:p>
          </table:table-cell>
          <table:table-cell table:style-name="ce2" table:formula="of:=[.B35]*[.N$2]/[.L$25]" office:value-type="float" office:value="53.9685006523918" calcext:value-type="float">
            <text:p>53.969</text:p>
          </table:table-cell>
          <table:table-cell table:style-name="ce2" table:formula="of:=[.$M32]*[.I$25]*2/1000/1000" office:value-type="float" office:value="3256.90834729075" calcext:value-type="float">
            <text:p>3,256.908</text:p>
          </table:table-cell>
          <table:table-cell table:style-name="ce2" table:formula="of:=[.$M32]*[.J$25]/1000/1000" office:value-type="float" office:value="7466.22516222257" calcext:value-type="float">
            <text:p>7,466.225</text:p>
          </table:table-cell>
        </table:table-row>
        <table:table-row table:style-name="ro1">
          <table:table-cell office:value-type="string" calcext:value-type="string">
            <text:p>VU13P</text:p>
          </table:table-cell>
          <table:table-cell table:style-name="ce1" office:value-type="float" office:value="12288" calcext:value-type="float">
            <text:p>12,288</text:p>
          </table:table-cell>
          <table:table-cell table:style-name="ce1" office:value-type="float" office:value="2688" calcext:value-type="float">
            <text:p>2,688</text:p>
          </table:table-cell>
          <table:table-cell table:style-name="ce1" office:value-type="float" office:value="1280" calcext:value-type="float">
            <text:p>1,2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[.A36]" office:value-type="string" office:string-value="XC7VX690T" calcext:value-type="string">
            <text:p>XC7VX690T</text:p>
          </table:table-cell>
          <table:table-cell table:style-name="ce2" table:formula="of:=[.B36]*[.N$2]/[.L$25]" office:value-type="float" office:value="77.0978580748454" calcext:value-type="float">
            <text:p>77.098</text:p>
          </table:table-cell>
          <table:table-cell table:style-name="ce2" table:formula="of:=[.$M33]*[.I$25]*2/1000/1000" office:value-type="float" office:value="4652.72621041536" calcext:value-type="float">
            <text:p>4,652.726</text:p>
          </table:table-cell>
          <table:table-cell table:style-name="ce2" table:formula="of:=[.$M33]*[.J$25]/1000/1000" office:value-type="float" office:value="10666.0359460322" calcext:value-type="float">
            <text:p>10,666.036</text:p>
          </table:table-cell>
        </table:table-row>
        <table:table-row table:style-name="ro1">
          <table:table-cell office:value-type="string" calcext:value-type="string">
            <text:p>VU37P</text:p>
          </table:table-cell>
          <table:table-cell table:style-name="ce1" office:value-type="float" office:value="9024" calcext:value-type="float">
            <text:p>9,024</text:p>
          </table:table-cell>
          <table:table-cell table:style-name="ce1" office:value-type="float" office:value="2016" calcext:value-type="float">
            <text:p>2,016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[.A37]" office:value-type="string" office:string-value="Z7100" calcext:value-type="string">
            <text:p>Z7100</text:p>
          </table:table-cell>
          <table:table-cell table:style-name="ce2" table:formula="of:=[.B37]*[.N$2]/[.L$25]" office:value-type="float" office:value="43.2604648086633" calcext:value-type="float">
            <text:p>43.260</text:p>
          </table:table-cell>
          <table:table-cell table:style-name="ce2" table:formula="of:=[.$M34]*[.I$25]*2/1000/1000" office:value-type="float" office:value="2610.69637362195" calcext:value-type="float">
            <text:p>2,610.696</text:p>
          </table:table-cell>
          <table:table-cell table:style-name="ce2" table:formula="of:=[.$M34]*[.J$25]/1000/1000" office:value-type="float" office:value="5984.83128082921" calcext:value-type="float">
            <text:p>5,984.831</text:p>
          </table:table-cell>
        </table:table-row>
        <table:table-row table:style-name="ro1">
          <table:table-cell office:value-type="string" calcext:value-type="string">
            <text:p>ZU9EG</text:p>
          </table:table-cell>
          <table:table-cell table:style-name="ce1" office:value-type="float" office:value="2520" calcext:value-type="float">
            <text:p>2,520</text:p>
          </table:table-cell>
          <table:table-cell table:style-name="ce1" office:value-type="float" office:value="912" calcext:value-type="float">
            <text:p>9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[.A38]" office:value-type="string" office:string-value="Z7020" calcext:value-type="string">
            <text:p>Z7020</text:p>
          </table:table-cell>
          <table:table-cell table:style-name="ce2" table:formula="of:=[.B38]*[.N$2]/[.L$25]" office:value-type="float" office:value="4.71153577124055" calcext:value-type="float">
            <text:p>4.712</text:p>
          </table:table-cell>
          <table:table-cell table:style-name="ce2" table:formula="of:=[.$M35]*[.I$25]*2/1000/1000" office:value-type="float" office:value="284.333268414272" calcext:value-type="float">
            <text:p>284.333</text:p>
          </table:table-cell>
          <table:table-cell table:style-name="ce2" table:formula="of:=[.$M35]*[.J$25]/1000/1000" office:value-type="float" office:value="651.813307813082" calcext:value-type="float">
            <text:p>651.813</text:p>
          </table:table-cell>
        </table:table-row>
        <table:table-row table:style-name="ro1">
          <table:table-cell office:value-type="string" calcext:value-type="string">
            <text:p>XC7VX690T</text:p>
          </table:table-cell>
          <table:table-cell table:style-name="ce1" office:value-type="float" office:value="3600" calcext:value-type="float">
            <text:p>3,600</text:p>
          </table:table-cell>
          <table:table-cell table:style-name="ce1" office:value-type="float" office:value="1470" calcext:value-type="float">
            <text:p>1,4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Z7100</text:p>
          </table:table-cell>
          <table:table-cell table:style-name="ce1" office:value-type="float" office:value="2020" calcext:value-type="float">
            <text:p>2,020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Z7020</text:p>
          </table:table-cell>
          <table:table-cell office:value-type="float" office:value="220" calcext:value-type="float">
            <text:p>22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</table:table>
      <table:table table:name="VGG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Default"/>
        <table:table-column table:style-name="co10" table:default-cell-style-name="Default"/>
        <table:table-column table:style-name="co3" table:default-cell-style-name="ce4"/>
        <table:table-column table:style-name="co11" table:default-cell-style-name="Default"/>
        <table:table-column table:style-name="co12" table:default-cell-style-name="ce5"/>
        <table:table-row table:style-name="ro1">
          <table:table-cell/>
          <table:table-cell office:value-type="string" calcext:value-type="string">
            <text:p>Tsiz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ayers</text:p>
          </table:table-cell>
          <table:table-cell table:number-columns-repeated="2"/>
          <table:table-cell table:style-name="Default" office:value-type="string" calcext:value-type="string">
            <text:p>Buffer mem</text:p>
          </table:table-cell>
          <table:table-cell table:style-name="Default"/>
          <table:table-cell table:style-name="Default" office:value-type="string" calcext:value-type="string">
            <text:p>weights</text:p>
          </table:table-cell>
          <table:table-cell/>
          <table:table-cell office:value-type="string" calcext:value-type="string">
            <text:p>MAC</text:p>
          </table:table-cell>
          <table:table-cell table:style-name="Default"/>
          <table:table-cell office:value-type="string" calcext:value-type="string">
            <text:p>Freq.</text:p>
          </table:table-cell>
          <table:table-cell table:style-name="Default" office:value-type="string" calcext:value-type="string">
            <text:p>Weights / MAC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formula="of:=[.C2]-2" office:value-type="float" office:value="222" calcext:value-type="float">
            <text:p>222</text:p>
          </table:table-cell>
          <table:table-cell table:formula="of:=[.D2]-2" office:value-type="float" office:value="222" calcext:value-type="float">
            <text:p>222</text:p>
          </table:table-cell>
          <table:table-cell table:formula="of:=[.C2]*[.E2]*([.B3]-1)" office:value-type="float" office:value="1344" calcext:value-type="float">
            <text:p>1,344</text:p>
          </table:table-cell>
          <table:table-cell table:formula="of:=[.C2]*[.D2]*[.E2]" office:value-type="float" office:value="150528" calcext:value-type="float">
            <text:p>150,528</text:p>
          </table:table-cell>
          <table:table-cell table:style-name="Default"/>
          <table:table-cell table:number-columns-repeated="2"/>
          <table:table-cell table:style-name="Default"/>
          <table:table-cell table:style-name="ce1" table:formula="of:=300000000" office:value-type="float" office:value="300000000" calcext:value-type="float">
            <text:p>300,000,000</text:p>
          </table:table-cell>
          <table:table-cell table:style-name="Default"/>
        </table:table-row>
        <table:table-row table:style-name="ro1">
          <table:table-cell office:value-type="string" calcext:value-type="string">
            <text:p>CONV3-64</text:p>
          </table:table-cell>
          <table:table-cell office:value-type="float" office:value="3" calcext:value-type="float">
            <text:p>3</text:p>
          </table:table-cell>
          <table:table-cell table:formula="of:=[.C2]" office:value-type="float" office:value="224" calcext:value-type="float">
            <text:p>224</text:p>
          </table:table-cell>
          <table:table-cell table:formula="of:=[.D2]"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table:formula="of:=[.C3]-2" office:value-type="float" office:value="222" calcext:value-type="float">
            <text:p>222</text:p>
          </table:table-cell>
          <table:table-cell table:formula="of:=[.D3]-2" office:value-type="float" office:value="222" calcext:value-type="float">
            <text:p>222</text:p>
          </table:table-cell>
          <table:table-cell table:formula="of:=[.C3]*[.E3]*([.B4]-1)" office:value-type="float" office:value="28672" calcext:value-type="float">
            <text:p>28,672</text:p>
          </table:table-cell>
          <table:table-cell table:formula="of:=[.C3]*[.D3]*[.E3]" office:value-type="float" office:value="3211264" calcext:value-type="float">
            <text:p>3,211,264</text:p>
          </table:table-cell>
          <table:table-cell table:formula="of:=[.B3]*[.B3]*[.E2]*[.E3]" office:value-type="float" office:value="1728" calcext:value-type="float">
            <text:p>1,728</text:p>
          </table:table-cell>
          <table:table-cell table:style-name="ce4" table:formula="of:=[.J3]/[.J$28]" office:value-type="percentage" office:value="0.0000120290247000429" calcext:value-type="percentage">
            <text:p>0.00%</text:p>
          </table:table-cell>
          <table:table-cell table:style-name="ce1" table:formula="of:=[.B3]*[.B3]*[.E2]*[.E3]*[.F3]*[.G3]" office:value-type="float" office:value="85162752" calcext:value-type="float">
            <text:p>85,162,752</text:p>
          </table:table-cell>
          <table:table-cell table:formula="of:=[.L3]/[.L$28]" office:value-type="percentage" office:value="0.00482161005196275" calcext:value-type="percentage">
            <text:p>0.48%</text:p>
          </table:table-cell>
          <table:table-cell/>
          <table:table-cell table:formula="of:=[.J3]/[.L3]" office:value-type="float" office:value="0.0000202905608311014" calcext:value-type="float">
            <text:p>0.00002</text:p>
          </table:table-cell>
        </table:table-row>
        <table:table-row table:style-name="ro1">
          <table:table-cell office:value-type="string" calcext:value-type="string">
            <text:p>CONV3-64</text:p>
          </table:table-cell>
          <table:table-cell office:value-type="float" office:value="3" calcext:value-type="float">
            <text:p>3</text:p>
          </table:table-cell>
          <table:table-cell table:formula="of:=[.C3]" office:value-type="float" office:value="224" calcext:value-type="float">
            <text:p>224</text:p>
          </table:table-cell>
          <table:table-cell table:formula="of:=[.D3]"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table:formula="of:=[.C4]-2" office:value-type="float" office:value="222" calcext:value-type="float">
            <text:p>222</text:p>
          </table:table-cell>
          <table:table-cell table:formula="of:=[.D4]-2" office:value-type="float" office:value="222" calcext:value-type="float">
            <text:p>222</text:p>
          </table:table-cell>
          <table:table-cell table:formula="of:=[.C4]*[.E4]*([.B5]-1)" office:value-type="float" office:value="14336" calcext:value-type="float">
            <text:p>14,336</text:p>
          </table:table-cell>
          <table:table-cell table:formula="of:=[.C4]*[.D4]*[.E4]" office:value-type="float" office:value="3211264" calcext:value-type="float">
            <text:p>3,211,264</text:p>
          </table:table-cell>
          <table:table-cell table:formula="of:=[.B4]*[.B4]*[.E3]*[.E4]" office:value-type="float" office:value="36864" calcext:value-type="float">
            <text:p>36,864</text:p>
          </table:table-cell>
          <table:table-cell table:style-name="ce4" table:formula="of:=[.J4]/[.J$28]" office:value-type="percentage" office:value="0.000256619193600915" calcext:value-type="percentage">
            <text:p>0.03%</text:p>
          </table:table-cell>
          <table:table-cell table:style-name="ce1" table:formula="of:=[.B4]*[.B4]*[.E3]*[.E4]*[.F4]*[.G4]" office:value-type="float" office:value="1816805376" calcext:value-type="float">
            <text:p>1,816,805,376</text:p>
          </table:table-cell>
          <table:table-cell table:formula="of:=[.L4]/[.L$28]" office:value-type="percentage" office:value="0.102861014441872" calcext:value-type="percentage">
            <text:p>10.29%</text:p>
          </table:table-cell>
          <table:table-cell/>
          <table:table-cell table:formula="of:=[.J4]/[.L4]" office:value-type="float" office:value="0.0000202905608311014" calcext:value-type="float">
            <text:p>0.00002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4]/2" office:value-type="float" office:value="112" calcext:value-type="float">
            <text:p>112</text:p>
          </table:table-cell>
          <table:table-cell table:formula="of:=[.D4]/2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C5]*[.E5]*([.B6]-1)" office:value-type="float" office:value="14336" calcext:value-type="float">
            <text:p>14,336</text:p>
          </table:table-cell>
          <table:table-cell table:formula="of:=[.C5]*[.D5]*[.E5]" office:value-type="float" office:value="802816" calcext:value-type="float">
            <text:p>802,816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V3-128</text:p>
          </table:table-cell>
          <table:table-cell office:value-type="float" office:value="3" calcext:value-type="float">
            <text:p>3</text:p>
          </table:table-cell>
          <table:table-cell table:formula="of:=[.C5]" office:value-type="float" office:value="112" calcext:value-type="float">
            <text:p>112</text:p>
          </table:table-cell>
          <table:table-cell table:formula="of:=[.D5]"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[.C6]-2" office:value-type="float" office:value="110" calcext:value-type="float">
            <text:p>110</text:p>
          </table:table-cell>
          <table:table-cell table:formula="of:=[.D6]-2" office:value-type="float" office:value="110" calcext:value-type="float">
            <text:p>110</text:p>
          </table:table-cell>
          <table:table-cell table:formula="of:=[.C6]*[.E6]*([.B7]-1)" office:value-type="float" office:value="28672" calcext:value-type="float">
            <text:p>28,672</text:p>
          </table:table-cell>
          <table:table-cell table:formula="of:=[.C6]*[.D6]*[.E6]" office:value-type="float" office:value="1605632" calcext:value-type="float">
            <text:p>1,605,632</text:p>
          </table:table-cell>
          <table:table-cell table:formula="of:=[.B6]*[.B6]*[.E5]*[.E6]" office:value-type="float" office:value="73728" calcext:value-type="float">
            <text:p>73,728</text:p>
          </table:table-cell>
          <table:table-cell table:style-name="ce4" table:formula="of:=[.J6]/[.J$28]" office:value-type="percentage" office:value="0.000513238387201831" calcext:value-type="percentage">
            <text:p>0.05%</text:p>
          </table:table-cell>
          <table:table-cell table:style-name="ce1" table:formula="of:=[.B6]*[.B6]*[.E5]*[.E6]*[.F6]*[.G6]" office:value-type="float" office:value="892108800" calcext:value-type="float">
            <text:p>892,108,800</text:p>
          </table:table-cell>
          <table:table-cell table:formula="of:=[.L6]/[.L$28]" office:value-type="percentage" office:value="0.0505080056304947" calcext:value-type="percentage">
            <text:p>5.05%</text:p>
          </table:table-cell>
          <table:table-cell/>
          <table:table-cell table:formula="of:=[.J6]/[.L6]" office:value-type="float" office:value="0.0000826446280991735" calcext:value-type="float">
            <text:p>0.00008</text:p>
          </table:table-cell>
        </table:table-row>
        <table:table-row table:style-name="ro1">
          <table:table-cell office:value-type="string" calcext:value-type="string">
            <text:p>CONV3-128</text:p>
          </table:table-cell>
          <table:table-cell office:value-type="float" office:value="3" calcext:value-type="float">
            <text:p>3</text:p>
          </table:table-cell>
          <table:table-cell table:formula="of:=[.C6]" office:value-type="float" office:value="112" calcext:value-type="float">
            <text:p>112</text:p>
          </table:table-cell>
          <table:table-cell table:formula="of:=[.D6]"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[.C7]-2" office:value-type="float" office:value="110" calcext:value-type="float">
            <text:p>110</text:p>
          </table:table-cell>
          <table:table-cell table:formula="of:=[.D7]-2" office:value-type="float" office:value="110" calcext:value-type="float">
            <text:p>110</text:p>
          </table:table-cell>
          <table:table-cell table:formula="of:=[.C7]*[.E7]*([.B8]-1)" office:value-type="float" office:value="14336" calcext:value-type="float">
            <text:p>14,336</text:p>
          </table:table-cell>
          <table:table-cell table:formula="of:=[.C7]*[.D7]*[.E7]" office:value-type="float" office:value="1605632" calcext:value-type="float">
            <text:p>1,605,632</text:p>
          </table:table-cell>
          <table:table-cell table:formula="of:=[.B7]*[.B7]*[.E6]*[.E7]" office:value-type="float" office:value="147456" calcext:value-type="float">
            <text:p>147,456</text:p>
          </table:table-cell>
          <table:table-cell table:style-name="ce4" table:formula="of:=[.J7]/[.J$28]" office:value-type="percentage" office:value="0.00102647677440366" calcext:value-type="percentage">
            <text:p>0.10%</text:p>
          </table:table-cell>
          <table:table-cell table:style-name="ce1" table:formula="of:=[.B7]*[.B7]*[.E6]*[.E7]*[.F7]*[.G7]" office:value-type="float" office:value="1784217600" calcext:value-type="float">
            <text:p>1,784,217,600</text:p>
          </table:table-cell>
          <table:table-cell table:formula="of:=[.L7]/[.L$28]" office:value-type="percentage" office:value="0.101016011260989" calcext:value-type="percentage">
            <text:p>10.10%</text:p>
          </table:table-cell>
          <table:table-cell/>
          <table:table-cell table:formula="of:=[.J7]/[.L7]" office:value-type="float" office:value="0.0000826446280991735" calcext:value-type="float">
            <text:p>0.00008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7]/2" office:value-type="float" office:value="56" calcext:value-type="float">
            <text:p>56</text:p>
          </table:table-cell>
          <table:table-cell table:formula="of:=[.D7]/2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8]*[.E8]*([.B9]-1)" office:value-type="float" office:value="14336" calcext:value-type="float">
            <text:p>14,336</text:p>
          </table:table-cell>
          <table:table-cell table:formula="of:=[.C8]*[.D8]*[.E8]" office:value-type="float" office:value="401408" calcext:value-type="float">
            <text:p>401,408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V3-256</text:p>
          </table:table-cell>
          <table:table-cell office:value-type="float" office:value="3" calcext:value-type="float">
            <text:p>3</text:p>
          </table:table-cell>
          <table:table-cell table:formula="of:=[.C8]" office:value-type="float" office:value="56" calcext:value-type="float">
            <text:p>56</text:p>
          </table:table-cell>
          <table:table-cell table:formula="of:=[.D8]"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table:formula="of:=[.C9]-2" office:value-type="float" office:value="54" calcext:value-type="float">
            <text:p>54</text:p>
          </table:table-cell>
          <table:table-cell table:formula="of:=[.D9]-2" office:value-type="float" office:value="54" calcext:value-type="float">
            <text:p>54</text:p>
          </table:table-cell>
          <table:table-cell table:formula="of:=[.C9]*[.E9]*([.B10]-1)" office:value-type="float" office:value="28672" calcext:value-type="float">
            <text:p>28,672</text:p>
          </table:table-cell>
          <table:table-cell table:formula="of:=[.C9]*[.D9]*[.E9]" office:value-type="float" office:value="802816" calcext:value-type="float">
            <text:p>802,816</text:p>
          </table:table-cell>
          <table:table-cell table:formula="of:=[.B9]*[.B9]*[.E8]*[.E9]" office:value-type="float" office:value="294912" calcext:value-type="float">
            <text:p>294,912</text:p>
          </table:table-cell>
          <table:table-cell table:style-name="ce4" table:formula="of:=[.J9]/[.J$28]" office:value-type="percentage" office:value="0.00205295354880732" calcext:value-type="percentage">
            <text:p>0.21%</text:p>
          </table:table-cell>
          <table:table-cell table:style-name="ce1" table:formula="of:=[.B9]*[.B9]*[.E8]*[.E9]*[.F9]*[.G9]" office:value-type="float" office:value="859963392" calcext:value-type="float">
            <text:p>859,963,392</text:p>
          </table:table-cell>
          <table:table-cell table:formula="of:=[.L9]/[.L$28]" office:value-type="percentage" office:value="0.0486880477416604" calcext:value-type="percentage">
            <text:p>4.87%</text:p>
          </table:table-cell>
          <table:table-cell/>
          <table:table-cell table:formula="of:=[.J9]/[.L9]" office:value-type="float" office:value="0.000342935528120713" calcext:value-type="float">
            <text:p>0.00034</text:p>
          </table:table-cell>
        </table:table-row>
        <table:table-row table:style-name="ro1">
          <table:table-cell office:value-type="string" calcext:value-type="string">
            <text:p>CONV3-256</text:p>
          </table:table-cell>
          <table:table-cell office:value-type="float" office:value="3" calcext:value-type="float">
            <text:p>3</text:p>
          </table:table-cell>
          <table:table-cell table:formula="of:=[.C9]" office:value-type="float" office:value="56" calcext:value-type="float">
            <text:p>56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table:formula="of:=[.C10]-2" office:value-type="float" office:value="54" calcext:value-type="float">
            <text:p>54</text:p>
          </table:table-cell>
          <table:table-cell table:formula="of:=[.D10]-2" office:value-type="float" office:value="54" calcext:value-type="float">
            <text:p>54</text:p>
          </table:table-cell>
          <table:table-cell table:formula="of:=[.C10]*[.E10]*([.B12]-1)" office:value-type="float" office:value="28672" calcext:value-type="float">
            <text:p>28,672</text:p>
          </table:table-cell>
          <table:table-cell table:formula="of:=[.C10]*[.D10]*[.E10]" office:value-type="float" office:value="802816" calcext:value-type="float">
            <text:p>802,816</text:p>
          </table:table-cell>
          <table:table-cell table:formula="of:=[.B10]*[.B10]*[.E9]*[.E10]" office:value-type="float" office:value="589824" calcext:value-type="float">
            <text:p>589,824</text:p>
          </table:table-cell>
          <table:table-cell table:style-name="ce4" table:formula="of:=[.J10]/[.J$28]" office:value-type="percentage" office:value="0.00410590709761464" calcext:value-type="percentage">
            <text:p>0.41%</text:p>
          </table:table-cell>
          <table:table-cell table:style-name="ce1" table:formula="of:=[.B10]*[.B10]*[.E9]*[.E10]*[.F10]*[.G10]" office:value-type="float" office:value="1719926784" calcext:value-type="float">
            <text:p>1,719,926,784</text:p>
          </table:table-cell>
          <table:table-cell table:formula="of:=[.L10]/[.L$28]" office:value-type="percentage" office:value="0.0973760954833207" calcext:value-type="percentage">
            <text:p>9.74%</text:p>
          </table:table-cell>
          <table:table-cell/>
          <table:table-cell table:formula="of:=[.J10]/[.L10]" office:value-type="float" office:value="0.000342935528120713" calcext:value-type="float">
            <text:p>0.00034</text:p>
          </table:table-cell>
        </table:table-row>
        <table:table-row table:style-name="ro1">
          <table:table-cell office:value-type="string" calcext:value-type="string">
            <text:p>CONV3-256</text:p>
          </table:table-cell>
          <table:table-cell office:value-type="float" office:value="3" calcext:value-type="float">
            <text:p>3</text:p>
          </table:table-cell>
          <table:table-cell table:formula="of:=[.C9]" office:value-type="float" office:value="56" calcext:value-type="float">
            <text:p>56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table:formula="of:=[.C11]-2" office:value-type="float" office:value="54" calcext:value-type="float">
            <text:p>54</text:p>
          </table:table-cell>
          <table:table-cell table:formula="of:=[.D11]-2" office:value-type="float" office:value="54" calcext:value-type="float">
            <text:p>54</text:p>
          </table:table-cell>
          <table:table-cell table:formula="of:=[.C11]*[.E11]*([.B12]-1)" office:value-type="float" office:value="28672" calcext:value-type="float">
            <text:p>28,672</text:p>
          </table:table-cell>
          <table:table-cell table:formula="of:=[.C11]*[.D11]*[.E11]" office:value-type="float" office:value="802816" calcext:value-type="float">
            <text:p>802,816</text:p>
          </table:table-cell>
          <table:table-cell table:formula="of:=[.B11]*[.B11]*[.E9]*[.E11]" office:value-type="float" office:value="589824" calcext:value-type="float">
            <text:p>589,824</text:p>
          </table:table-cell>
          <table:table-cell table:style-name="ce4" table:formula="of:=[.J11]/[.J$28]" office:value-type="percentage" office:value="0.00410590709761464" calcext:value-type="percentage">
            <text:p>0.41%</text:p>
          </table:table-cell>
          <table:table-cell table:style-name="ce1" table:formula="of:=[.B11]*[.B11]*[.E9]*[.E11]*[.F11]*[.G11]" office:value-type="float" office:value="1719926784" calcext:value-type="float">
            <text:p>1,719,926,784</text:p>
          </table:table-cell>
          <table:table-cell table:formula="of:=[.L11]/[.L$28]" office:value-type="percentage" office:value="0.0973760954833207" calcext:value-type="percentage">
            <text:p>9.74%</text:p>
          </table:table-cell>
          <table:table-cell/>
          <table:table-cell table:formula="of:=[.J11]/[.L11]" office:value-type="float" office:value="0.000342935528120713" calcext:value-type="float">
            <text:p>0.00034</text:p>
          </table:table-cell>
        </table:table-row>
        <table:table-row table:style-name="ro1">
          <table:table-cell office:value-type="string" calcext:value-type="string">
            <text:p>CONV3-256</text:p>
          </table:table-cell>
          <table:table-cell office:value-type="float" office:value="3" calcext:value-type="float">
            <text:p>3</text:p>
          </table:table-cell>
          <table:table-cell table:formula="of:=[.C10]" office:value-type="float" office:value="56" calcext:value-type="float">
            <text:p>56</text:p>
          </table:table-cell>
          <table:table-cell table:formula="of:=[.D10]"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table:formula="of:=[.C12]-2" office:value-type="float" office:value="54" calcext:value-type="float">
            <text:p>54</text:p>
          </table:table-cell>
          <table:table-cell table:formula="of:=[.D12]-2" office:value-type="float" office:value="54" calcext:value-type="float">
            <text:p>54</text:p>
          </table:table-cell>
          <table:table-cell table:formula="of:=[.C12]*[.E12]*([.B13]-1)" office:value-type="float" office:value="14336" calcext:value-type="float">
            <text:p>14,336</text:p>
          </table:table-cell>
          <table:table-cell table:formula="of:=[.C12]*[.D12]*[.E12]" office:value-type="float" office:value="802816" calcext:value-type="float">
            <text:p>802,816</text:p>
          </table:table-cell>
          <table:table-cell table:formula="of:=[.B12]*[.B12]*[.E10]*[.E12]" office:value-type="float" office:value="589824" calcext:value-type="float">
            <text:p>589,824</text:p>
          </table:table-cell>
          <table:table-cell table:style-name="ce4" table:formula="of:=[.J12]/[.J$28]" office:value-type="percentage" office:value="0.00410590709761464" calcext:value-type="percentage">
            <text:p>0.41%</text:p>
          </table:table-cell>
          <table:table-cell table:style-name="ce1" table:formula="of:=[.B12]*[.B12]*[.E10]*[.E12]*[.F12]*[.G12]" office:value-type="float" office:value="1719926784" calcext:value-type="float">
            <text:p>1,719,926,784</text:p>
          </table:table-cell>
          <table:table-cell table:formula="of:=[.L12]/[.L$28]" office:value-type="percentage" office:value="0.0973760954833207" calcext:value-type="percentage">
            <text:p>9.74%</text:p>
          </table:table-cell>
          <table:table-cell/>
          <table:table-cell table:formula="of:=[.J12]/[.L12]" office:value-type="float" office:value="0.000342935528120713" calcext:value-type="float">
            <text:p>0.00034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12]/2" office:value-type="float" office:value="28" calcext:value-type="float">
            <text:p>28</text:p>
          </table:table-cell>
          <table:table-cell table:formula="of:=[.D12]/2"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3]*[.E13]*([.B14]-1)" office:value-type="float" office:value="14336" calcext:value-type="float">
            <text:p>14,336</text:p>
          </table:table-cell>
          <table:table-cell table:formula="of:=[.C13]*[.D13]*[.E13]" office:value-type="float" office:value="200704" calcext:value-type="float">
            <text:p>200,704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3]" office:value-type="float" office:value="28" calcext:value-type="float">
            <text:p>28</text:p>
          </table:table-cell>
          <table:table-cell table:formula="of:=[.D13]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table:formula="of:=[.C14]-2" office:value-type="float" office:value="26" calcext:value-type="float">
            <text:p>26</text:p>
          </table:table-cell>
          <table:table-cell table:formula="of:=[.D14]-2" office:value-type="float" office:value="26" calcext:value-type="float">
            <text:p>26</text:p>
          </table:table-cell>
          <table:table-cell table:formula="of:=[.C14]*[.E14]*([.B15]-1)" office:value-type="float" office:value="28672" calcext:value-type="float">
            <text:p>28,672</text:p>
          </table:table-cell>
          <table:table-cell table:formula="of:=[.C14]*[.D14]*[.E14]" office:value-type="float" office:value="401408" calcext:value-type="float">
            <text:p>401,408</text:p>
          </table:table-cell>
          <table:table-cell table:formula="of:=[.B14]*[.B14]*[.E13]*[.E14]" office:value-type="float" office:value="1179648" calcext:value-type="float">
            <text:p>1,179,648</text:p>
          </table:table-cell>
          <table:table-cell table:style-name="ce4" table:formula="of:=[.J14]/[.J$28]" office:value-type="percentage" office:value="0.00821181419522929" calcext:value-type="percentage">
            <text:p>0.82%</text:p>
          </table:table-cell>
          <table:table-cell table:style-name="ce1" table:formula="of:=[.B14]*[.B14]*[.E13]*[.E14]*[.F14]*[.G14]" office:value-type="float" office:value="797442048" calcext:value-type="float">
            <text:p>797,442,048</text:p>
          </table:table-cell>
          <table:table-cell table:formula="of:=[.L14]/[.L$28]" office:value-type="percentage" office:value="0.0451483131321844" calcext:value-type="percentage">
            <text:p>4.51%</text:p>
          </table:table-cell>
          <table:table-cell/>
          <table:table-cell table:formula="of:=[.J14]/[.L14]" office:value-type="float" office:value="0.0014792899408284" calcext:value-type="float">
            <text:p>0.00148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4]" office:value-type="float" office:value="28" calcext:value-type="float">
            <text:p>28</text:p>
          </table:table-cell>
          <table:table-cell table:formula="of:=[.D14]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table:formula="of:=[.C15]-2" office:value-type="float" office:value="26" calcext:value-type="float">
            <text:p>26</text:p>
          </table:table-cell>
          <table:table-cell table:formula="of:=[.D15]-2" office:value-type="float" office:value="26" calcext:value-type="float">
            <text:p>26</text:p>
          </table:table-cell>
          <table:table-cell table:formula="of:=[.C15]*[.E15]*([.B17]-1)" office:value-type="float" office:value="28672" calcext:value-type="float">
            <text:p>28,672</text:p>
          </table:table-cell>
          <table:table-cell table:formula="of:=[.C15]*[.D15]*[.E15]" office:value-type="float" office:value="401408" calcext:value-type="float">
            <text:p>401,408</text:p>
          </table:table-cell>
          <table:table-cell table:formula="of:=[.B15]*[.B15]*[.E14]*[.E15]" office:value-type="float" office:value="2359296" calcext:value-type="float">
            <text:p>2,359,296</text:p>
          </table:table-cell>
          <table:table-cell table:style-name="ce4" table:formula="of:=[.J15]/[.J$28]" office:value-type="percentage" office:value="0.0164236283904586" calcext:value-type="percentage">
            <text:p>1.64%</text:p>
          </table:table-cell>
          <table:table-cell table:style-name="ce1" table:formula="of:=[.B15]*[.B15]*[.E14]*[.E15]*[.F15]*[.G15]" office:value-type="float" office:value="1594884096" calcext:value-type="float">
            <text:p>1,594,884,096</text:p>
          </table:table-cell>
          <table:table-cell table:formula="of:=[.L15]/[.L$28]" office:value-type="percentage" office:value="0.0902966262643687" calcext:value-type="percentage">
            <text:p>9.03%</text:p>
          </table:table-cell>
          <table:table-cell/>
          <table:table-cell table:formula="of:=[.J15]/[.L15]" office:value-type="float" office:value="0.0014792899408284" calcext:value-type="float">
            <text:p>0.00148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4]" office:value-type="float" office:value="28" calcext:value-type="float">
            <text:p>28</text:p>
          </table:table-cell>
          <table:table-cell table:formula="of:=[.D14]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table:formula="of:=[.C16]-2" office:value-type="float" office:value="26" calcext:value-type="float">
            <text:p>26</text:p>
          </table:table-cell>
          <table:table-cell table:formula="of:=[.D16]-2" office:value-type="float" office:value="26" calcext:value-type="float">
            <text:p>26</text:p>
          </table:table-cell>
          <table:table-cell table:formula="of:=[.C16]*[.E16]*([.B17]-1)" office:value-type="float" office:value="28672" calcext:value-type="float">
            <text:p>28,672</text:p>
          </table:table-cell>
          <table:table-cell table:formula="of:=[.C16]*[.D16]*[.E16]" office:value-type="float" office:value="401408" calcext:value-type="float">
            <text:p>401,408</text:p>
          </table:table-cell>
          <table:table-cell table:formula="of:=[.B16]*[.B16]*[.E14]*[.E16]" office:value-type="float" office:value="2359296" calcext:value-type="float">
            <text:p>2,359,296</text:p>
          </table:table-cell>
          <table:table-cell table:style-name="ce4" table:formula="of:=[.J16]/[.J$28]" office:value-type="percentage" office:value="0.0164236283904586" calcext:value-type="percentage">
            <text:p>1.64%</text:p>
          </table:table-cell>
          <table:table-cell table:style-name="ce1" table:formula="of:=[.B16]*[.B16]*[.E14]*[.E16]*[.F16]*[.G16]" office:value-type="float" office:value="1594884096" calcext:value-type="float">
            <text:p>1,594,884,096</text:p>
          </table:table-cell>
          <table:table-cell table:formula="of:=[.L16]/[.L$28]" office:value-type="percentage" office:value="0.0902966262643687" calcext:value-type="percentage">
            <text:p>9.03%</text:p>
          </table:table-cell>
          <table:table-cell/>
          <table:table-cell table:formula="of:=[.J16]/[.L16]" office:value-type="float" office:value="0.0014792899408284" calcext:value-type="float">
            <text:p>0.00148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28" calcext:value-type="float">
            <text:p>28</text:p>
          </table:table-cell>
          <table:table-cell table:formula="of:=[.D15]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table:formula="of:=[.C17]-2" office:value-type="float" office:value="26" calcext:value-type="float">
            <text:p>26</text:p>
          </table:table-cell>
          <table:table-cell table:formula="of:=[.D17]-2" office:value-type="float" office:value="26" calcext:value-type="float">
            <text:p>26</text:p>
          </table:table-cell>
          <table:table-cell table:formula="of:=[.C17]*[.E17]*([.B18]-1)" office:value-type="float" office:value="14336" calcext:value-type="float">
            <text:p>14,336</text:p>
          </table:table-cell>
          <table:table-cell table:formula="of:=[.C17]*[.D17]*[.E17]" office:value-type="float" office:value="401408" calcext:value-type="float">
            <text:p>401,408</text:p>
          </table:table-cell>
          <table:table-cell table:formula="of:=[.B17]*[.B17]*[.E15]*[.E17]" office:value-type="float" office:value="2359296" calcext:value-type="float">
            <text:p>2,359,296</text:p>
          </table:table-cell>
          <table:table-cell table:style-name="ce4" table:formula="of:=[.J17]/[.J$28]" office:value-type="percentage" office:value="0.0164236283904586" calcext:value-type="percentage">
            <text:p>1.64%</text:p>
          </table:table-cell>
          <table:table-cell table:style-name="ce1" table:formula="of:=[.B17]*[.B17]*[.E15]*[.E17]*[.F17]*[.G17]" office:value-type="float" office:value="1594884096" calcext:value-type="float">
            <text:p>1,594,884,096</text:p>
          </table:table-cell>
          <table:table-cell table:formula="of:=[.L17]/[.L$28]" office:value-type="percentage" office:value="0.0902966262643687" calcext:value-type="percentage">
            <text:p>9.03%</text:p>
          </table:table-cell>
          <table:table-cell/>
          <table:table-cell table:formula="of:=[.J17]/[.L17]" office:value-type="float" office:value="0.0014792899408284" calcext:value-type="float">
            <text:p>0.00148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17]/2" office:value-type="float" office:value="14" calcext:value-type="float">
            <text:p>14</text:p>
          </table:table-cell>
          <table:table-cell table:formula="of:=[.D17]/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8]*[.E18]*([.B19]-1)" office:value-type="float" office:value="14336" calcext:value-type="float">
            <text:p>14,336</text:p>
          </table:table-cell>
          <table:table-cell table:formula="of:=[.C18]*[.D18]*[.E18]" office:value-type="float" office:value="100352" calcext:value-type="float">
            <text:p>100,35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8]" office:value-type="float" office:value="14" calcext:value-type="float">
            <text:p>14</text:p>
          </table:table-cell>
          <table:table-cell table:formula="of:=[.D18]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[.C19]-2" office:value-type="float" office:value="12" calcext:value-type="float">
            <text:p>12</text:p>
          </table:table-cell>
          <table:table-cell table:formula="of:=[.D19]-2" office:value-type="float" office:value="12" calcext:value-type="float">
            <text:p>12</text:p>
          </table:table-cell>
          <table:table-cell table:formula="of:=[.C19]*[.E19]*([.B20]-1)" office:value-type="float" office:value="14336" calcext:value-type="float">
            <text:p>14,336</text:p>
          </table:table-cell>
          <table:table-cell table:formula="of:=[.C19]*[.D19]*[.E19]" office:value-type="float" office:value="100352" calcext:value-type="float">
            <text:p>100,352</text:p>
          </table:table-cell>
          <table:table-cell table:formula="of:=[.B19]*[.B19]*[.E18]*[.E19]" office:value-type="float" office:value="2359296" calcext:value-type="float">
            <text:p>2,359,296</text:p>
          </table:table-cell>
          <table:table-cell table:style-name="ce4" table:formula="of:=[.J19]/[.J$28]" office:value-type="percentage" office:value="0.0164236283904586" calcext:value-type="percentage">
            <text:p>1.64%</text:p>
          </table:table-cell>
          <table:table-cell table:style-name="ce1" table:formula="of:=[.B19]*[.B19]*[.E18]*[.E19]*[.F19]*[.G19]" office:value-type="float" office:value="339738624" calcext:value-type="float">
            <text:p>339,738,624</text:p>
          </table:table-cell>
          <table:table-cell table:formula="of:=[.L19]/[.L$28]" office:value-type="percentage" office:value="0.0192347842930016" calcext:value-type="percentage">
            <text:p>1.92%</text:p>
          </table:table-cell>
          <table:table-cell/>
          <table:table-cell table:formula="of:=[.J19]/[.L19]" office:value-type="float" office:value="0.00694444444444444" calcext:value-type="float">
            <text:p>0.00694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9]" office:value-type="float" office:value="14" calcext:value-type="float">
            <text:p>14</text:p>
          </table:table-cell>
          <table:table-cell table:formula="of:=[.D19]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[.C20]-2" office:value-type="float" office:value="12" calcext:value-type="float">
            <text:p>12</text:p>
          </table:table-cell>
          <table:table-cell table:formula="of:=[.D20]-2" office:value-type="float" office:value="12" calcext:value-type="float">
            <text:p>12</text:p>
          </table:table-cell>
          <table:table-cell table:formula="of:=[.C20]*[.E20]*([.B22]-1)" office:value-type="float" office:value="14336" calcext:value-type="float">
            <text:p>14,336</text:p>
          </table:table-cell>
          <table:table-cell table:formula="of:=[.C20]*[.D20]*[.E20]" office:value-type="float" office:value="100352" calcext:value-type="float">
            <text:p>100,352</text:p>
          </table:table-cell>
          <table:table-cell table:formula="of:=[.B20]*[.B20]*[.E19]*[.E20]" office:value-type="float" office:value="2359296" calcext:value-type="float">
            <text:p>2,359,296</text:p>
          </table:table-cell>
          <table:table-cell table:style-name="ce4" table:formula="of:=[.J20]/[.J$28]" office:value-type="percentage" office:value="0.0164236283904586" calcext:value-type="percentage">
            <text:p>1.64%</text:p>
          </table:table-cell>
          <table:table-cell table:style-name="ce1" table:formula="of:=[.B20]*[.B20]*[.E19]*[.E20]*[.F20]*[.G20]" office:value-type="float" office:value="339738624" calcext:value-type="float">
            <text:p>339,738,624</text:p>
          </table:table-cell>
          <table:table-cell table:formula="of:=[.L20]/[.L$28]" office:value-type="percentage" office:value="0.0192347842930016" calcext:value-type="percentage">
            <text:p>1.92%</text:p>
          </table:table-cell>
          <table:table-cell/>
          <table:table-cell table:formula="of:=[.J20]/[.L20]" office:value-type="float" office:value="0.00694444444444444" calcext:value-type="float">
            <text:p>0.00694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19]" office:value-type="float" office:value="14" calcext:value-type="float">
            <text:p>14</text:p>
          </table:table-cell>
          <table:table-cell table:formula="of:=[.D19]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[.C21]-2" office:value-type="float" office:value="12" calcext:value-type="float">
            <text:p>12</text:p>
          </table:table-cell>
          <table:table-cell table:formula="of:=[.D21]-2" office:value-type="float" office:value="12" calcext:value-type="float">
            <text:p>12</text:p>
          </table:table-cell>
          <table:table-cell table:formula="of:=[.C21]*[.E21]*([.B22]-1)" office:value-type="float" office:value="14336" calcext:value-type="float">
            <text:p>14,336</text:p>
          </table:table-cell>
          <table:table-cell table:formula="of:=[.C21]*[.D21]*[.E21]" office:value-type="float" office:value="100352" calcext:value-type="float">
            <text:p>100,352</text:p>
          </table:table-cell>
          <table:table-cell table:formula="of:=[.B21]*[.B21]*[.E19]*[.E21]" office:value-type="float" office:value="2359296" calcext:value-type="float">
            <text:p>2,359,296</text:p>
          </table:table-cell>
          <table:table-cell table:style-name="ce4" table:formula="of:=[.J21]/[.J$28]" office:value-type="percentage" office:value="0.0164236283904586" calcext:value-type="percentage">
            <text:p>1.64%</text:p>
          </table:table-cell>
          <table:table-cell table:style-name="ce1" table:formula="of:=[.B21]*[.B21]*[.E19]*[.E21]*[.F21]*[.G21]" office:value-type="float" office:value="339738624" calcext:value-type="float">
            <text:p>339,738,624</text:p>
          </table:table-cell>
          <table:table-cell table:formula="of:=[.L21]/[.L$28]" office:value-type="percentage" office:value="0.0192347842930016" calcext:value-type="percentage">
            <text:p>1.92%</text:p>
          </table:table-cell>
          <table:table-cell/>
          <table:table-cell table:formula="of:=[.J21]/[.L21]" office:value-type="float" office:value="0.00694444444444444" calcext:value-type="float">
            <text:p>0.00694</text:p>
          </table:table-cell>
        </table:table-row>
        <table:table-row table:style-name="ro1">
          <table:table-cell office:value-type="string" calcext:value-type="string">
            <text:p>CONV3-512</text:p>
          </table:table-cell>
          <table:table-cell office:value-type="float" office:value="3" calcext:value-type="float">
            <text:p>3</text:p>
          </table:table-cell>
          <table:table-cell table:formula="of:=[.C20]" office:value-type="float" office:value="14" calcext:value-type="float">
            <text:p>14</text:p>
          </table:table-cell>
          <table:table-cell table:formula="of:=[.D20]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[.C22]-2" office:value-type="float" office:value="12" calcext:value-type="float">
            <text:p>12</text:p>
          </table:table-cell>
          <table:table-cell table:formula="of:=[.D22]-2" office:value-type="float" office:value="12" calcext:value-type="float">
            <text:p>12</text:p>
          </table:table-cell>
          <table:table-cell table:formula="of:=[.C22]*[.E22]*([.B23]-1)" office:value-type="float" office:value="7168" calcext:value-type="float">
            <text:p>7,168</text:p>
          </table:table-cell>
          <table:table-cell table:formula="of:=[.C22]*[.D22]*[.E22]" office:value-type="float" office:value="100352" calcext:value-type="float">
            <text:p>100,352</text:p>
          </table:table-cell>
          <table:table-cell table:formula="of:=[.B22]*[.B22]*[.E20]*[.E22]" office:value-type="float" office:value="2359296" calcext:value-type="float">
            <text:p>2,359,296</text:p>
          </table:table-cell>
          <table:table-cell table:style-name="ce4" table:formula="of:=[.J22]/[.J$28]" office:value-type="percentage" office:value="0.0164236283904586" calcext:value-type="percentage">
            <text:p>1.64%</text:p>
          </table:table-cell>
          <table:table-cell table:style-name="ce1" table:formula="of:=[.B22]*[.B22]*[.E20]*[.E22]*[.F22]*[.G22]" office:value-type="float" office:value="339738624" calcext:value-type="float">
            <text:p>339,738,624</text:p>
          </table:table-cell>
          <table:table-cell table:formula="of:=[.L22]/[.L$28]" office:value-type="percentage" office:value="0.0192347842930016" calcext:value-type="percentage">
            <text:p>1.92%</text:p>
          </table:table-cell>
          <table:table-cell/>
          <table:table-cell table:formula="of:=[.J22]/[.L22]" office:value-type="float" office:value="0.00694444444444444" calcext:value-type="float">
            <text:p>0.00694</text:p>
          </table:table-cell>
        </table:table-row>
        <table:table-row table:style-name="ro1">
          <table:table-cell office:value-type="string" calcext:value-type="string">
            <text:p>POOL2</text:p>
          </table:table-cell>
          <table:table-cell office:value-type="float" office:value="2" calcext:value-type="float">
            <text:p>2</text:p>
          </table:table-cell>
          <table:table-cell table:formula="of:=[.C22]/2" office:value-type="float" office:value="7" calcext:value-type="float">
            <text:p>7</text:p>
          </table:table-cell>
          <table:table-cell table:formula="of:=[.D22]/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23]*[.E23]*[.D23]" office:value-type="float" office:value="25088" calcext:value-type="float">
            <text:p>25,088</text:p>
          </table:table-cell>
          <table:table-cell table:formula="of:=[.C23]*[.D23]*[.E23]" office:value-type="float" office:value="25088" calcext:value-type="float">
            <text:p>25,088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24]*[.E24]*[.D24]" office:value-type="float" office:value="4096" calcext:value-type="float">
            <text:p>4,096</text:p>
          </table:table-cell>
          <table:table-cell table:formula="of:=[.C24]*[.D24]*[.E24]" office:value-type="float" office:value="4096" calcext:value-type="float">
            <text:p>4,096</text:p>
          </table:table-cell>
          <table:table-cell table:formula="of:=[.D23]*[.C23]*[.E23]*[.E24]" office:value-type="float" office:value="102760448" calcext:value-type="float">
            <text:p>102,760,448</text:p>
          </table:table-cell>
          <table:table-cell table:style-name="ce4" table:formula="of:=[.J24]/[.J$28]" office:value-type="percentage" office:value="0.715340258784418" calcext:value-type="percentage">
            <text:p>71.53%</text:p>
          </table:table-cell>
          <table:table-cell table:style-name="ce1" table:formula="of:=[.C23]*[.D23]*[.E23]*[.C24]*[.D24]*[.E24]" office:value-type="float" office:value="102760448" calcext:value-type="float">
            <text:p>102,760,448</text:p>
          </table:table-cell>
          <table:table-cell table:formula="of:=[.L24]/[.L$28]" office:value-type="percentage" office:value="0.00581792858245111" calcext:value-type="percentage">
            <text:p>0.58%</text:p>
          </table:table-cell>
          <table:table-cell/>
          <table:table-cell table:formula="of:=[.J24]/[.L24]" office:value-type="float" office:value="1" calcext:value-type="float">
            <text:p>1.00000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25]*[.E25]*[.D25]" office:value-type="float" office:value="4096" calcext:value-type="float">
            <text:p>4,096</text:p>
          </table:table-cell>
          <table:table-cell table:formula="of:=[.C25]*[.D25]*[.E25]" office:value-type="float" office:value="4096" calcext:value-type="float">
            <text:p>4,096</text:p>
          </table:table-cell>
          <table:table-cell table:formula="of:=[.D24]*[.C24]*[.E24]*[.E25]" office:value-type="float" office:value="16777216" calcext:value-type="float">
            <text:p>16,777,216</text:p>
          </table:table-cell>
          <table:table-cell table:style-name="ce4" table:formula="of:=[.J25]/[.J$28]" office:value-type="percentage" office:value="0.11679024633215" calcext:value-type="percentage">
            <text:p>11.68%</text:p>
          </table:table-cell>
          <table:table-cell table:style-name="ce1" table:formula="of:=[.C24]*[.D24]*[.E24]*[.C25]*[.D25]*[.E25]" office:value-type="float" office:value="16777216" calcext:value-type="float">
            <text:p>16,777,216</text:p>
          </table:table-cell>
          <table:table-cell table:formula="of:=[.L25]/[.L$28]" office:value-type="percentage" office:value="0.000949865891012426" calcext:value-type="percentage">
            <text:p>0.09%</text:p>
          </table:table-cell>
          <table:table-cell/>
          <table:table-cell table:formula="of:=[.J25]/[.L25]" office:value-type="float" office:value="1" calcext:value-type="float">
            <text:p>1.00000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C26]*[.E26]*[.D26]" office:value-type="float" office:value="1000" calcext:value-type="float">
            <text:p>1,000</text:p>
          </table:table-cell>
          <table:table-cell table:formula="of:=[.C26]*[.D26]*[.E26]" office:value-type="float" office:value="1000" calcext:value-type="float">
            <text:p>1,000</text:p>
          </table:table-cell>
          <table:table-cell table:formula="of:=[.D25]*[.C25]*[.E25]*[.E26]" office:value-type="float" office:value="4096000" calcext:value-type="float">
            <text:p>4,096,000</text:p>
          </table:table-cell>
          <table:table-cell table:style-name="ce4" table:formula="of:=[.J26]/[.J$28]" office:value-type="percentage" office:value="0.028513243733435" calcext:value-type="percentage">
            <text:p>2.85%</text:p>
          </table:table-cell>
          <table:table-cell table:style-name="ce1" table:formula="of:=[.C25]*[.D25]*[.E25]*[.C26]*[.D26]*[.E26]" office:value-type="float" office:value="4096000" calcext:value-type="float">
            <text:p>4,096,000</text:p>
          </table:table-cell>
          <table:table-cell table:formula="of:=[.L26]/[.L$28]" office:value-type="percentage" office:value="0.000231900852297956" calcext:value-type="percentage">
            <text:p>0.02%</text:p>
          </table:table-cell>
          <table:table-cell/>
          <table:table-cell table:formula="of:=[.J26]/[.L26]" office:value-type="float" office:value="1" calcext:value-type="float">
            <text:p>1.00000</text:p>
          </table:table-cell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formula="of:=SUM([.H3:.H26])*2" office:value-type="float" office:value="857040" calcext:value-type="float">
            <text:p>857,040</text:p>
          </table:table-cell>
          <table:table-cell table:formula="of:=SUM([.I3:.I26])*2" office:value-type="float" office:value="32783312" calcext:value-type="float">
            <text:p>32,783,312</text:p>
          </table:table-cell>
          <table:table-cell table:formula="of:=SUM([.J3:.J26])" office:value-type="float" office:value="143652544" calcext:value-type="float">
            <text:p>143,652,544</text:p>
          </table:table-cell>
          <table:table-cell table:style-name="ce1"/>
          <table:table-cell table:style-name="ce1" table:formula="of:=SUM([.L3:.L26])" office:value-type="float" office:value="17662720768" calcext:value-type="float">
            <text:p>17,662,720,76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7"/>
          <table:table-cell table:style-name="Default" office:value-type="string" calcext:value-type="string">
            <text:p>BRAM</text:p>
          </table:table-cell>
          <table:table-cell table:style-name="Default"/>
          <table:table-cell table:formula="of:=[.I28]+[.J28]" office:value-type="float" office:value="176435856" calcext:value-type="float">
            <text:p>176,435,856</text:p>
          </table:table-cell>
          <table:table-cell table:style-name="ce1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BRAM</text:p>
          </table:table-cell>
          <table:table-cell office:value-type="string" calcext:value-type="string">
            <text:p>UltraRAM</text:p>
          </table:table-cell>
          <table:table-cell table:number-columns-repeated="3"/>
          <table:table-cell table:style-name="ce2" table:formula="of:=[.H28]*2/4096" office:value-type="float" office:value="418.4765625" calcext:value-type="float">
            <text:p>418.477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On-chip weights</text:p>
          </table:table-cell>
          <table:table-cell table:style-name="ce1" table:formula="of:=SUM([.J3:.J22])" office:value-type="float" office:value="20018880" calcext:value-type="float">
            <text:p>20,018,880</text:p>
          </table:table-cell>
          <table:table-cell table:style-name="ce3" table:formula="of:=[.B31]*2/4096" office:value-type="float" office:value="9774.84375" calcext:value-type="float">
            <text:p>9774.844</text:p>
          </table:table-cell>
          <table:table-cell table:style-name="ce3" table:formula="of:=[.B31]*2/32768" office:value-type="float" office:value="1221.85546875" calcext:value-type="float">
            <text:p>1221.8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FPS</text:p>
          </table:table-cell>
          <table:table-cell office:value-type="string" calcext:value-type="string">
            <text:p>Bandwidth MB/s</text:p>
          </table:table-cell>
          <table:table-cell table:style-name="Default" office:value-type="string" calcext:value-type="string">
            <text:p>Bandwidth for Weight MB/s</text:p>
          </table:table-cell>
        </table:table-row>
        <table:table-row table:style-name="ro1">
          <table:table-cell office:value-type="string" calcext:value-type="string">
            <text:p>Off-chip</text:p>
          </table:table-cell>
          <table:table-cell table:style-name="ce1" table:formula="of:=SUM([.J24:.J26])" office:value-type="float" office:value="123633664" calcext:value-type="float">
            <text:p>123,633,664</text:p>
          </table:table-cell>
          <table:table-cell table:number-columns-repeated="5"/>
          <table:table-cell table:style-name="Default" table:number-columns-repeated="3"/>
          <table:table-cell/>
          <table:table-cell table:formula="of:=[.A35]" office:value-type="string" office:string-value="VU9P" calcext:value-type="string">
            <text:p>VU9P</text:p>
          </table:table-cell>
          <table:table-cell table:style-name="ce2" table:formula="of:=[.B35]*[.N$2]/[.L$28]" office:value-type="float" office:value="116.17689182505" calcext:value-type="float">
            <text:p>116.177</text:p>
          </table:table-cell>
          <table:table-cell table:style-name="ce2" table:formula="of:=[.$M32]*[.I$28]*2/1000/1000" office:value-type="float" office:value="7617.32658378173" calcext:value-type="float">
            <text:p>7,617.327</text:p>
          </table:table-cell>
          <table:table-cell table:style-name="ce2" table:formula="of:=[.$M32]*[.J$28]/1000/1000" office:value-type="float" office:value="16689.1060646812" calcext:value-type="float">
            <text:p>16,689.106</text:p>
          </table:table-cell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[.A36]" office:value-type="string" office:string-value="VU13P" calcext:value-type="string">
            <text:p>VU13P</text:p>
          </table:table-cell>
          <table:table-cell table:style-name="ce2" table:formula="of:=[.B36]*[.N$2]/[.L$28]" office:value-type="float" office:value="208.71076706816" calcext:value-type="float">
            <text:p>208.711</text:p>
          </table:table-cell>
          <table:table-cell table:style-name="ce2" table:formula="of:=[.$M33]*[.I$28]*2/1000/1000" office:value-type="float" office:value="13684.4603891096" calcext:value-type="float">
            <text:p>13,684.460</text:p>
          </table:table-cell>
          <table:table-cell table:style-name="ce2" table:formula="of:=[.$M33]*[.J$28]/1000/1000" office:value-type="float" office:value="29981.8326495326" calcext:value-type="float">
            <text:p>29,981.833</text:p>
          </table:table-cell>
        </table:table-row>
        <table:table-row table:style-name="ro1">
          <table:table-cell/>
          <table:table-cell office:value-type="string" calcext:value-type="string">
            <text:p>DSP</text:p>
          </table:table-cell>
          <table:table-cell office:value-type="string" calcext:value-type="string">
            <text:p>BRAM (4kB)</text:p>
          </table:table-cell>
          <table:table-cell office:value-type="string" calcext:value-type="string">
            <text:p>UltraRAM (32kB)</text:p>
          </table:table-cell>
          <table:table-cell office:value-type="string" calcext:value-type="string">
            <text:p>HBM (GB)</text:p>
          </table:table-cell>
          <table:table-cell table:number-columns-repeated="2"/>
          <table:table-cell table:style-name="Default" table:number-columns-repeated="3"/>
          <table:table-cell/>
          <table:table-cell table:formula="of:=[.A37]" office:value-type="string" office:string-value="VU37P" calcext:value-type="string">
            <text:p>VU37P</text:p>
          </table:table-cell>
          <table:table-cell table:style-name="ce2" table:formula="of:=[.B37]*[.N$2]/[.L$28]" office:value-type="float" office:value="153.27196956568" calcext:value-type="float">
            <text:p>153.272</text:p>
          </table:table-cell>
          <table:table-cell table:style-name="ce2" table:formula="of:=[.$M34]*[.I$28]*2/1000/1000" office:value-type="float" office:value="10049.5255982524" calcext:value-type="float">
            <text:p>10,049.526</text:p>
          </table:table-cell>
          <table:table-cell table:style-name="ce2" table:formula="of:=[.$M34]*[.J$28]/1000/1000" office:value-type="float" office:value="22017.9083520005" calcext:value-type="float">
            <text:p>22,017.908</text:p>
          </table:table-cell>
        </table:table-row>
        <table:table-row table:style-name="ro1">
          <table:table-cell office:value-type="string" calcext:value-type="string">
            <text:p>VU9P</text:p>
          </table:table-cell>
          <table:table-cell table:style-name="ce1" office:value-type="float" office:value="6840" calcext:value-type="float">
            <text:p>6,840</text:p>
          </table:table-cell>
          <table:table-cell table:style-name="ce1" office:value-type="float" office:value="2160" calcext:value-type="float">
            <text:p>2,16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/>
          <table:table-cell table:formula="of:=[.A38]" office:value-type="string" office:string-value="ZU9EG" calcext:value-type="string">
            <text:p>ZU9EG</text:p>
          </table:table-cell>
          <table:table-cell table:style-name="ce2" table:formula="of:=[.B38]*[.N$2]/[.L$28]" office:value-type="float" office:value="42.80201277765" calcext:value-type="float">
            <text:p>42.802</text:p>
          </table:table-cell>
          <table:table-cell table:style-name="ce2" table:formula="of:=[.$M35]*[.I$28]*2/1000/1000" office:value-type="float" office:value="2806.38347823537" calcext:value-type="float">
            <text:p>2,806.383</text:p>
          </table:table-cell>
          <table:table-cell table:style-name="ce2" table:formula="of:=[.$M35]*[.J$28]/1000/1000" office:value-type="float" office:value="6148.61802382993" calcext:value-type="float">
            <text:p>6,148.618</text:p>
          </table:table-cell>
        </table:table-row>
        <table:table-row table:style-name="ro1">
          <table:table-cell office:value-type="string" calcext:value-type="string">
            <text:p>VU13P</text:p>
          </table:table-cell>
          <table:table-cell table:style-name="ce1" office:value-type="float" office:value="12288" calcext:value-type="float">
            <text:p>12,288</text:p>
          </table:table-cell>
          <table:table-cell table:style-name="ce1" office:value-type="float" office:value="2688" calcext:value-type="float">
            <text:p>2,688</text:p>
          </table:table-cell>
          <table:table-cell table:style-name="ce1" office:value-type="float" office:value="1280" calcext:value-type="float">
            <text:p>1,2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/>
          <table:table-cell table:formula="of:=[.A39]" office:value-type="string" office:string-value="XC7VX690T" calcext:value-type="string">
            <text:p>XC7VX690T</text:p>
          </table:table-cell>
          <table:table-cell table:style-name="ce2" table:formula="of:=[.B39]*[.N$2]/[.L$28]" office:value-type="float" office:value="61.1457325395" calcext:value-type="float">
            <text:p>61.146</text:p>
          </table:table-cell>
          <table:table-cell table:style-name="ce2" table:formula="of:=[.$M36]*[.I$28]*2/1000/1000" office:value-type="float" office:value="4009.11925462196" calcext:value-type="float">
            <text:p>4,009.119</text:p>
          </table:table-cell>
          <table:table-cell table:style-name="ce2" table:formula="of:=[.$M36]*[.J$28]/1000/1000" office:value-type="float" office:value="8783.74003404276" calcext:value-type="float">
            <text:p>8,783.740</text:p>
          </table:table-cell>
        </table:table-row>
        <table:table-row table:style-name="ro1">
          <table:table-cell office:value-type="string" calcext:value-type="string">
            <text:p>VU37P</text:p>
          </table:table-cell>
          <table:table-cell table:style-name="ce1" office:value-type="float" office:value="9024" calcext:value-type="float">
            <text:p>9,024</text:p>
          </table:table-cell>
          <table:table-cell table:style-name="ce1" office:value-type="float" office:value="2016" calcext:value-type="float">
            <text:p>2,016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3"/>
          <table:table-cell/>
          <table:table-cell table:formula="of:=[.A40]" office:value-type="string" office:string-value="Z7100" calcext:value-type="string">
            <text:p>Z7100</text:p>
          </table:table-cell>
          <table:table-cell table:style-name="ce2" table:formula="of:=[.B40]*[.N$2]/[.L$28]" office:value-type="float" office:value="34.3095499249417" calcext:value-type="float">
            <text:p>34.310</text:p>
          </table:table-cell>
          <table:table-cell table:style-name="ce2" table:formula="of:=[.$M37]*[.I$28]*2/1000/1000" office:value-type="float" office:value="2249.56135953788" calcext:value-type="float">
            <text:p>2,249.561</text:p>
          </table:table-cell>
          <table:table-cell table:style-name="ce2" table:formula="of:=[.$M37]*[.J$28]/1000/1000" office:value-type="float" office:value="4928.65413021288" calcext:value-type="float">
            <text:p>4,928.654</text:p>
          </table:table-cell>
        </table:table-row>
        <table:table-row table:style-name="ro1">
          <table:table-cell office:value-type="string" calcext:value-type="string">
            <text:p>ZU9EG</text:p>
          </table:table-cell>
          <table:table-cell table:style-name="ce1" office:value-type="float" office:value="2520" calcext:value-type="float">
            <text:p>2,520</text:p>
          </table:table-cell>
          <table:table-cell table:style-name="ce1" office:value-type="float" office:value="912" calcext:value-type="float">
            <text:p>9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/>
          <table:table-cell table:formula="of:=[.A41]" office:value-type="string" office:string-value="Z7020" calcext:value-type="string">
            <text:p>Z7020</text:p>
          </table:table-cell>
          <table:table-cell table:style-name="ce2" table:formula="of:=[.B41]*[.N$2]/[.L$28]" office:value-type="float" office:value="3.73668365519167" calcext:value-type="float">
            <text:p>3.737</text:p>
          </table:table-cell>
          <table:table-cell table:style-name="ce2" table:formula="of:=[.$M38]*[.I$28]*2/1000/1000" office:value-type="float" office:value="245.001732226898" calcext:value-type="float">
            <text:p>245.002</text:p>
          </table:table-cell>
          <table:table-cell table:style-name="ce2" table:formula="of:=[.$M38]*[.J$28]/1000/1000" office:value-type="float" office:value="536.784113191502" calcext:value-type="float">
            <text:p>536.784</text:p>
          </table:table-cell>
        </table:table-row>
        <table:table-row table:style-name="ro1">
          <table:table-cell office:value-type="string" calcext:value-type="string">
            <text:p>XC7VX690T</text:p>
          </table:table-cell>
          <table:table-cell table:style-name="ce1" office:value-type="float" office:value="3600" calcext:value-type="float">
            <text:p>3,600</text:p>
          </table:table-cell>
          <table:table-cell table:style-name="ce1" office:value-type="float" office:value="1470" calcext:value-type="float">
            <text:p>1,4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Z7100</text:p>
          </table:table-cell>
          <table:table-cell table:style-name="ce1" office:value-type="float" office:value="2020" calcext:value-type="float">
            <text:p>2,020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Z7020</text:p>
          </table:table-cell>
          <table:table-cell office:value-type="float" office:value="220" calcext:value-type="float">
            <text:p>22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</table:table-row>
      </table:table>
      <table:table table:name="AlexN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ce4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siz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ayers</text:p>
          </table:table-cell>
          <table:table-cell table:number-columns-repeated="2"/>
          <table:table-cell office:value-type="string" calcext:value-type="string">
            <text:p>Buffer mem</text:p>
          </table:table-cell>
          <table:table-cell/>
          <table:table-cell office:value-type="string" calcext:value-type="string">
            <text:p>weights</text:p>
          </table:table-cell>
          <table:table-cell/>
          <table:table-cell office:value-type="string" calcext:value-type="string">
            <text:p>MAC</text:p>
          </table:table-cell>
          <table:table-cell table:style-name="Default"/>
          <table:table-cell office:value-type="string" calcext:value-type="string">
            <text:p>Freq.</text:p>
          </table:table-cell>
          <table:table-cell office:value-type="string" calcext:value-type="string">
            <text:p>Weights / MAC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formula="of:=[.C2]-2" office:value-type="float" office:value="222" calcext:value-type="float">
            <text:p>222</text:p>
          </table:table-cell>
          <table:table-cell table:formula="of:=[.D2]-2" office:value-type="float" office:value="222" calcext:value-type="float">
            <text:p>222</text:p>
          </table:table-cell>
          <table:table-cell table:style-name="ce1" table:formula="of:=[.C2]*[.E2]*([.B3]-1)" office:value-type="float" office:value="6720" calcext:value-type="float">
            <text:p>6,720</text:p>
          </table:table-cell>
          <table:table-cell table:style-name="ce1" table:formula="of:=[.C2]*[.D2]*[.E2]" office:value-type="float" office:value="150528" calcext:value-type="float">
            <text:p>150,528</text:p>
          </table:table-cell>
          <table:table-cell table:number-columns-repeated="3"/>
          <table:table-cell table:style-name="Default"/>
          <table:table-cell table:style-name="ce1" table:formula="of:=300000000" office:value-type="float" office:value="300000000" calcext:value-type="float">
            <text:p>300,000,000</text:p>
          </table:table-cell>
          <table:table-cell/>
        </table:table-row>
        <table:table-row table:style-name="ro1">
          <table:table-cell office:value-type="string" calcext:value-type="string">
            <text:p>CONV11-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table:formula="of:=[.C3]-2" office:value-type="float" office:value="222" calcext:value-type="float">
            <text:p>222</text:p>
          </table:table-cell>
          <table:table-cell table:formula="of:=[.D3]-2" office:value-type="float" office:value="222" calcext:value-type="float">
            <text:p>222</text:p>
          </table:table-cell>
          <table:table-cell table:style-name="ce1" table:formula="of:=[.C3]*[.E3]*([.B5]-1)" office:value-type="float" office:value="86016" calcext:value-type="float">
            <text:p>86,016</text:p>
          </table:table-cell>
          <table:table-cell table:style-name="ce1" table:formula="of:=[.C3]*[.D3]*[.E3]" office:value-type="float" office:value="4816896" calcext:value-type="float">
            <text:p>4,816,896</text:p>
          </table:table-cell>
          <table:table-cell table:style-name="ce1" table:formula="of:=[.B3]*[.B3]*[.E2]*[.E3]" office:value-type="float" office:value="34848" calcext:value-type="float">
            <text:p>34,848</text:p>
          </table:table-cell>
          <table:table-cell table:style-name="ce4" table:formula="of:=[.J3]/[.J$15]" office:value-type="percentage" office:value="0.000172661541995996" calcext:value-type="percentage">
            <text:p>0.02%</text:p>
          </table:table-cell>
          <table:table-cell table:style-name="ce1" table:formula="of:=[.B3]*[.B3]*[.E2]*[.E3]*[.F3]*[.G3]" office:value-type="float" office:value="1717448832" calcext:value-type="float">
            <text:p>1,717,448,832</text:p>
          </table:table-cell>
          <table:table-cell table:formula="of:=[.L3]/[.L$15]" office:value-type="percentage" office:value="0.384907884637181" calcext:value-type="percentage">
            <text:p>38.49%</text:p>
          </table:table-cell>
          <table:table-cell/>
          <table:table-cell table:formula="of:=[.J3]/[.L3]" office:value-type="float" office:value="0.0000202905608311014" calcext:value-type="float">
            <text:p>2.02905608311014E-005</text:p>
          </table:table-cell>
        </table:table-row>
        <table:table-row table:style-name="ro1">
          <table:table-cell office:value-type="string" calcext:value-type="string">
            <text:p>POOL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1" table:formula="of:=[.C4]*[.E4]*([.B6]-1)" office:value-type="float" office:value="15840" calcext:value-type="float">
            <text:p>15,840</text:p>
          </table:table-cell>
          <table:table-cell table:style-name="ce1" table:formula="of:=[.C4]*[.D4]*[.E4]" office:value-type="float" office:value="290400" calcext:value-type="float">
            <text:p>290,400</text:p>
          </table:table-cell>
          <table:table-cell table:style-name="ce1"/>
          <table:table-cell table:style-name="ce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ONV5-2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6" calcext:value-type="float">
            <text:p>256</text:p>
          </table:table-cell>
          <table:table-cell table:formula="of:=[.C5]-2" office:value-type="float" office:value="53" calcext:value-type="float">
            <text:p>53</text:p>
          </table:table-cell>
          <table:table-cell table:formula="of:=[.D5]-2" office:value-type="float" office:value="53" calcext:value-type="float">
            <text:p>53</text:p>
          </table:table-cell>
          <table:table-cell table:style-name="ce1" table:formula="of:=[.C5]*[.E5]*([.B7]-1)" office:value-type="float" office:value="28160" calcext:value-type="float">
            <text:p>28,160</text:p>
          </table:table-cell>
          <table:table-cell table:style-name="ce1" table:formula="of:=[.C5]*[.D5]*[.E5]" office:value-type="float" office:value="774400" calcext:value-type="float">
            <text:p>774,400</text:p>
          </table:table-cell>
          <table:table-cell table:style-name="ce1" table:formula="of:=[.B5]*[.B5]*[.E3]*[.E5]" office:value-type="float" office:value="614400" calcext:value-type="float">
            <text:p>614,400</text:p>
          </table:table-cell>
          <table:table-cell table:style-name="ce4" table:formula="of:=[.J5]/[.J$15]" office:value-type="percentage" office:value="0.00304417043739497" calcext:value-type="percentage">
            <text:p>0.30%</text:p>
          </table:table-cell>
          <table:table-cell table:style-name="ce1" table:formula="of:=[.B5]*[.B5]*[.E4]*[.E5]*[.F5]*[.G5]" office:value-type="float" office:value="1725849600" calcext:value-type="float">
            <text:p>1,725,849,600</text:p>
          </table:table-cell>
          <table:table-cell table:formula="of:=[.L5]/[.L$15]" office:value-type="percentage" office:value="0.386790631756024" calcext:value-type="percentage">
            <text:p>38.68%</text:p>
          </table:table-cell>
          <table:table-cell/>
          <table:table-cell table:formula="of:=[.J5]/[.L5]" office:value-type="float" office:value="0.000355998576005696" calcext:value-type="float">
            <text:p>0.0003559986</text:p>
          </table:table-cell>
        </table:table-row>
        <table:table-row table:style-name="ro1">
          <table:table-cell office:value-type="string" calcext:value-type="string">
            <text:p>POOL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1" table:formula="of:=[.C6]*[.E6]*([.B8]-1)" office:value-type="float" office:value="20736" calcext:value-type="float">
            <text:p>20,736</text:p>
          </table:table-cell>
          <table:table-cell table:style-name="ce1" table:formula="of:=[.C6]*[.D6]*[.E6]" office:value-type="float" office:value="186624" calcext:value-type="float">
            <text:p>186,624</text:p>
          </table:table-cell>
          <table:table-cell table:style-name="ce1"/>
          <table:table-cell table:style-name="ce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ONV3-3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84" calcext:value-type="float">
            <text:p>384</text:p>
          </table:table-cell>
          <table:table-cell table:formula="of:=[.C7]-2" office:value-type="float" office:value="25" calcext:value-type="float">
            <text:p>25</text:p>
          </table:table-cell>
          <table:table-cell table:formula="of:=[.D7]-2" office:value-type="float" office:value="25" calcext:value-type="float">
            <text:p>25</text:p>
          </table:table-cell>
          <table:table-cell table:style-name="ce1" table:formula="of:=[.C7]*[.E7]*([.B9]-1)" office:value-type="float" office:value="20736" calcext:value-type="float">
            <text:p>20,736</text:p>
          </table:table-cell>
          <table:table-cell table:style-name="ce1" table:formula="of:=[.C7]*[.D7]*[.E7]" office:value-type="float" office:value="279936" calcext:value-type="float">
            <text:p>279,936</text:p>
          </table:table-cell>
          <table:table-cell table:style-name="ce1" table:formula="of:=[.B7]*[.B7]*[.E5]*[.E7]" office:value-type="float" office:value="884736" calcext:value-type="float">
            <text:p>884,736</text:p>
          </table:table-cell>
          <table:table-cell table:style-name="ce4" table:formula="of:=[.J7]/[.J$15]" office:value-type="percentage" office:value="0.00438360542984876" calcext:value-type="percentage">
            <text:p>0.44%</text:p>
          </table:table-cell>
          <table:table-cell table:style-name="ce1" table:formula="of:=[.B7]*[.B7]*[.E6]*[.E7]*[.F7]*[.G7]" office:value-type="float" office:value="552960000" calcext:value-type="float">
            <text:p>552,960,000</text:p>
          </table:table-cell>
          <table:table-cell table:formula="of:=[.L7]/[.L$15]" office:value-type="percentage" office:value="0.123927222705739" calcext:value-type="percentage">
            <text:p>12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table:style-name="ce1" table:formula="of:=[.C8]*[.E8]*([.B10]-1)" office:value-type="float" office:value="9984" calcext:value-type="float">
            <text:p>9,984</text:p>
          </table:table-cell>
          <table:table-cell table:style-name="ce1" table:formula="of:=[.C8]*[.D8]*[.E8]" office:value-type="float" office:value="64896" calcext:value-type="float">
            <text:p>64,896</text:p>
          </table:table-cell>
          <table:table-cell table:style-name="ce1"/>
          <table:table-cell table:style-name="ce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ONV3-3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84" calcext:value-type="float">
            <text:p>384</text:p>
          </table:table-cell>
          <table:table-cell table:formula="of:=[.C9]-2" office:value-type="float" office:value="11" calcext:value-type="float">
            <text:p>11</text:p>
          </table:table-cell>
          <table:table-cell table:formula="of:=[.D9]-2" office:value-type="float" office:value="11" calcext:value-type="float">
            <text:p>11</text:p>
          </table:table-cell>
          <table:table-cell table:style-name="ce1" table:formula="of:=[.C9]*[.E9]*([.B10]-1)" office:value-type="float" office:value="9984" calcext:value-type="float">
            <text:p>9,984</text:p>
          </table:table-cell>
          <table:table-cell table:style-name="ce1" table:formula="of:=[.C9]*[.D9]*[.E9]" office:value-type="float" office:value="64896" calcext:value-type="float">
            <text:p>64,896</text:p>
          </table:table-cell>
          <table:table-cell table:style-name="ce1" table:formula="of:=[.B9]*[.B9]*[.E7]*[.E9]" office:value-type="float" office:value="1327104" calcext:value-type="float">
            <text:p>1,327,104</text:p>
          </table:table-cell>
          <table:table-cell table:style-name="ce4" table:formula="of:=[.J9]/[.J$15]" office:value-type="percentage" office:value="0.00657540814477314" calcext:value-type="percentage">
            <text:p>0.66%</text:p>
          </table:table-cell>
          <table:table-cell table:style-name="ce1" table:formula="of:=[.B9]*[.B9]*[.E8]*[.E9]*[.F9]*[.G9]" office:value-type="float" office:value="160579584" calcext:value-type="float">
            <text:p>160,579,584</text:p>
          </table:table-cell>
          <table:table-cell table:formula="of:=[.L9]/[.L$15]" office:value-type="percentage" office:value="0.0359884654737467" calcext:value-type="percentage">
            <text:p>3.60%</text:p>
          </table:table-cell>
          <table:table-cell/>
          <table:table-cell table:formula="of:=[.J9]/[.L9]" office:value-type="float" office:value="0.00826446280991736" calcext:value-type="float">
            <text:p>0.0082644628</text:p>
          </table:table-cell>
        </table:table-row>
        <table:table-row table:style-name="ro1">
          <table:table-cell office:value-type="string" calcext:value-type="string">
            <text:p>CONV3-3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table:formula="of:=[.C10]-2" office:value-type="float" office:value="11" calcext:value-type="float">
            <text:p>11</text:p>
          </table:table-cell>
          <table:table-cell table:formula="of:=[.D10]-2" office:value-type="float" office:value="11" calcext:value-type="float">
            <text:p>11</text:p>
          </table:table-cell>
          <table:table-cell table:style-name="ce1" table:formula="of:=[.C10]*[.E10]*[.D10]" office:value-type="float" office:value="43264" calcext:value-type="float">
            <text:p>43,264</text:p>
          </table:table-cell>
          <table:table-cell table:style-name="ce1" table:formula="of:=[.C10]*[.D10]*[.E10]" office:value-type="float" office:value="43264" calcext:value-type="float">
            <text:p>43,264</text:p>
          </table:table-cell>
          <table:table-cell table:style-name="ce1" table:formula="of:=[.B10]*[.B10]*[.E9]*[.E10]" office:value-type="float" office:value="884736" calcext:value-type="float">
            <text:p>884,736</text:p>
          </table:table-cell>
          <table:table-cell table:style-name="ce4" table:formula="of:=[.J10]/[.J$15]" office:value-type="percentage" office:value="0.00438360542984876" calcext:value-type="percentage">
            <text:p>0.44%</text:p>
          </table:table-cell>
          <table:table-cell table:style-name="ce1" table:formula="of:=[.B10]*[.B10]*[.E9]*[.E10]*[.F10]*[.G10]" office:value-type="float" office:value="107053056" calcext:value-type="float">
            <text:p>107,053,056</text:p>
          </table:table-cell>
          <table:table-cell table:formula="of:=[.L10]/[.L$15]" office:value-type="percentage" office:value="0.0239923103158311" calcext:value-type="percentage">
            <text:p>2.40%</text:p>
          </table:table-cell>
          <table:table-cell/>
          <table:table-cell table:formula="of:=[.J10]/[.L10]" office:value-type="float" office:value="0.00826446280991736" calcext:value-type="float">
            <text:p>0.0082644628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style-name="ce1" table:formula="of:=[.C11]*[.E11]*[.D11]" office:value-type="float" office:value="4096" calcext:value-type="float">
            <text:p>4,096</text:p>
          </table:table-cell>
          <table:table-cell table:style-name="ce1" table:formula="of:=[.C11]*[.D11]*[.E11]" office:value-type="float" office:value="4096" calcext:value-type="float">
            <text:p>4,096</text:p>
          </table:table-cell>
          <table:table-cell table:style-name="ce1" table:formula="of:=[.D10]*[.C10]*[.E10]*[.E11]" office:value-type="float" office:value="177209344" calcext:value-type="float">
            <text:p>177,209,344</text:p>
          </table:table-cell>
          <table:table-cell table:style-name="ce4" table:formula="of:=[.J11]/[.J$15]" office:value-type="percentage" office:value="0.87801993202304" calcext:value-type="percentage">
            <text:p>87.80%</text:p>
          </table:table-cell>
          <table:table-cell table:style-name="ce1" table:formula="of:=[.C10]*[.D10]*[.E10]*[.C11]*[.D11]*[.E11]" office:value-type="float" office:value="177209344" calcext:value-type="float">
            <text:p>177,209,344</text:p>
          </table:table-cell>
          <table:table-cell table:formula="of:=[.L11]/[.L$15]" office:value-type="percentage" office:value="0.0397154619491933" calcext:value-type="percentage">
            <text:p>3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style-name="ce1" table:formula="of:=[.C12]*[.E12]*[.D12]" office:value-type="float" office:value="4096" calcext:value-type="float">
            <text:p>4,096</text:p>
          </table:table-cell>
          <table:table-cell table:style-name="ce1" table:formula="of:=[.C12]*[.D12]*[.E12]" office:value-type="float" office:value="4096" calcext:value-type="float">
            <text:p>4,096</text:p>
          </table:table-cell>
          <table:table-cell table:style-name="ce1" table:formula="of:=[.D11]*[.C11]*[.E11]*[.E12]" office:value-type="float" office:value="16777216" calcext:value-type="float">
            <text:p>16,777,216</text:p>
          </table:table-cell>
          <table:table-cell table:style-name="ce4" table:formula="of:=[.J12]/[.J$15]" office:value-type="percentage" office:value="0.0831261474104653" calcext:value-type="percentage">
            <text:p>8.31%</text:p>
          </table:table-cell>
          <table:table-cell table:style-name="ce1" table:formula="of:=[.C11]*[.D11]*[.E11]*[.C12]*[.D12]*[.E12]" office:value-type="float" office:value="16777216" calcext:value-type="float">
            <text:p>16,777,216</text:p>
          </table:table-cell>
          <table:table-cell table:formula="of:=[.L12]/[.L$15]" office:value-type="percentage" office:value="0.00376004373483487" calcext:value-type="percentage">
            <text:p>0.38%</text:p>
          </table:table-cell>
          <table:table-cell/>
          <table:table-cell table:formula="of:=[.J12]/[.L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table:formula="of:=[.C13]*[.E13]*[.D13]" office:value-type="float" office:value="1000" calcext:value-type="float">
            <text:p>1,000</text:p>
          </table:table-cell>
          <table:table-cell table:style-name="ce1" table:formula="of:=[.C13]*[.D13]*[.E13]" office:value-type="float" office:value="1000" calcext:value-type="float">
            <text:p>1,000</text:p>
          </table:table-cell>
          <table:table-cell table:style-name="ce1" table:formula="of:=[.D12]*[.C12]*[.E12]*[.E13]" office:value-type="float" office:value="4096000" calcext:value-type="float">
            <text:p>4,096,000</text:p>
          </table:table-cell>
          <table:table-cell table:style-name="ce4" table:formula="of:=[.J13]/[.J$15]" office:value-type="percentage" office:value="0.0202944695826331" calcext:value-type="percentage">
            <text:p>2.03%</text:p>
          </table:table-cell>
          <table:table-cell table:style-name="ce1" table:formula="of:=[.C12]*[.D12]*[.E12]*[.C13]*[.D13]*[.E13]" office:value-type="float" office:value="4096000" calcext:value-type="float">
            <text:p>4,096,000</text:p>
          </table:table-cell>
          <table:table-cell table:formula="of:=[.L13]/[.L$15]" office:value-type="percentage" office:value="0.00091797942744992" calcext:value-type="percentage">
            <text:p>0.09%</text:p>
          </table:table-cell>
          <table:table-cell/>
          <table:table-cell table:formula="of:=[.J13]/[.L13]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ce1" table:formula="of:=SUM([.H3:.H13])*2" office:value-type="float" office:value="487824" calcext:value-type="float">
            <text:p>487,824</text:p>
          </table:table-cell>
          <table:table-cell table:style-name="ce1" table:formula="of:=SUM([.I3:.I13])*2" office:value-type="float" office:value="13061008" calcext:value-type="float">
            <text:p>13,061,008</text:p>
          </table:table-cell>
          <table:table-cell table:style-name="ce1" table:formula="of:=SUM([.J3:.J13])" office:value-type="float" office:value="201828384" calcext:value-type="float">
            <text:p>201,828,384</text:p>
          </table:table-cell>
          <table:table-cell table:style-name="ce1"/>
          <table:table-cell table:style-name="ce1" table:formula="of:=SUM([.L3:.L13])" office:value-type="float" office:value="4461973632" calcext:value-type="float">
            <text:p>4,461,973,63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RAM</text:p>
          </table:table-cell>
          <table:table-cell/>
          <table:table-cell table:style-name="ce1" table:formula="of:=[.I15]+[.J15]" office:value-type="float" office:value="214889392" calcext:value-type="float">
            <text:p>214,889,392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AM</text:p>
          </table:table-cell>
          <table:table-cell office:value-type="string" calcext:value-type="string">
            <text:p>UltraRAM</text:p>
          </table:table-cell>
          <table:table-cell table:number-columns-repeated="3"/>
          <table:table-cell table:style-name="ce2" table:formula="of:=[.H15]*2/4096" office:value-type="float" office:value="238.1953125" calcext:value-type="float">
            <text:p>238.19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n-chip weights</text:p>
          </table:table-cell>
          <table:table-cell table:style-name="ce1" table:formula="of:=SUM([.J3:.J10])" office:value-type="float" office:value="3745824" calcext:value-type="float">
            <text:p>3,745,824</text:p>
          </table:table-cell>
          <table:table-cell table:style-name="ce3" table:formula="of:=[.B18]*2/4096" office:value-type="float" office:value="1829.015625" calcext:value-type="float">
            <text:p>1829.016</text:p>
          </table:table-cell>
          <table:table-cell table:style-name="ce3" table:formula="of:=[.B18]*2/32768" office:value-type="float" office:value="228.626953125" calcext:value-type="float">
            <text:p>228.627</text:p>
          </table:table-cell>
          <table:table-cell table:number-columns-repeated="8"/>
          <table:table-cell table:style-name="Default" office:value-type="string" calcext:value-type="string">
            <text:p>FPS</text:p>
          </table:table-cell>
          <table:table-cell office:value-type="string" calcext:value-type="string">
            <text:p>Bandwidth MB/s</text:p>
          </table:table-cell>
          <table:table-cell office:value-type="string" calcext:value-type="string">
            <text:p>Bandwidth for Weight MB/s</text:p>
          </table:table-cell>
        </table:table-row>
        <table:table-row table:style-name="ro1">
          <table:table-cell office:value-type="string" calcext:value-type="string">
            <text:p>Off-chip</text:p>
          </table:table-cell>
          <table:table-cell table:style-name="ce1" table:formula="of:=SUM([.J11:.J13])" office:value-type="float" office:value="198082560" calcext:value-type="float">
            <text:p>198,082,560</text:p>
          </table:table-cell>
          <table:table-cell table:number-columns-repeated="9"/>
          <table:table-cell table:formula="of:=[.A22]" office:value-type="string" office:string-value="VU9P" calcext:value-type="string">
            <text:p>VU9P</text:p>
          </table:table-cell>
          <table:table-cell table:style-name="ce2" table:formula="of:=[.B22]*[.N$2]/[.L$15]" office:value-type="float" office:value="459.886178009579" calcext:value-type="float">
            <text:p>459.886</text:p>
          </table:table-cell>
          <table:table-cell table:style-name="ce2" table:formula="of:=[.$M19]*[.I$15]*2/1000/1000" office:value-type="float" office:value="12013.1541001451" calcext:value-type="float">
            <text:p>12,013.154</text:p>
          </table:table-cell>
          <table:table-cell table:style-name="ce2" table:formula="of:=[.$M19]*[.J$15]/1000/1000" office:value-type="float" office:value="92818.0841316097" calcext:value-type="float">
            <text:p>92,818.084</text:p>
          </table:table-cell>
        </table:table-row>
        <table:table-row table:style-name="ro1">
          <table:table-cell table:number-columns-repeated="11"/>
          <table:table-cell table:formula="of:=[.A23]" office:value-type="string" office:string-value="VU13P" calcext:value-type="string">
            <text:p>VU13P</text:p>
          </table:table-cell>
          <table:table-cell table:style-name="ce2" table:formula="of:=[.B23]*[.N$2]/[.L$15]" office:value-type="float" office:value="826.181484704928" calcext:value-type="float">
            <text:p>826.181</text:p>
          </table:table-cell>
          <table:table-cell table:style-name="ce2" table:formula="of:=[.$M20]*[.I$15]*2/1000/1000" office:value-type="float" office:value="21581.5259623659" calcext:value-type="float">
            <text:p>21,581.526</text:p>
          </table:table-cell>
          <table:table-cell table:style-name="ce2" table:formula="of:=[.$M20]*[.J$15]/1000/1000" office:value-type="float" office:value="166746.873948716" calcext:value-type="float">
            <text:p>166,746.874</text:p>
          </table:table-cell>
        </table:table-row>
        <table:table-row table:style-name="ro1">
          <table:table-cell/>
          <table:table-cell office:value-type="string" calcext:value-type="string">
            <text:p>DSP</text:p>
          </table:table-cell>
          <table:table-cell office:value-type="string" calcext:value-type="string">
            <text:p>BRAM (4kB)</text:p>
          </table:table-cell>
          <table:table-cell office:value-type="string" calcext:value-type="string">
            <text:p>UltraRAM (32kB)</text:p>
          </table:table-cell>
          <table:table-cell office:value-type="string" calcext:value-type="string">
            <text:p>HBM (GB)</text:p>
          </table:table-cell>
          <table:table-cell table:number-columns-repeated="6"/>
          <table:table-cell table:formula="of:=[.A24]" office:value-type="string" office:string-value="VU37P" calcext:value-type="string">
            <text:p>VU37P</text:p>
          </table:table-cell>
          <table:table-cell table:style-name="ce2" table:formula="of:=[.B24]*[.N$2]/[.L$15]" office:value-type="float" office:value="606.727027830181" calcext:value-type="float">
            <text:p>606.727</text:p>
          </table:table-cell>
          <table:table-cell table:style-name="ce2" table:formula="of:=[.$M21]*[.I$15]*2/1000/1000" office:value-type="float" office:value="15848.9331286124" calcext:value-type="float">
            <text:p>15,848.933</text:p>
          </table:table-cell>
          <table:table-cell table:style-name="ce2" table:formula="of:=[.$M21]*[.J$15]/1000/1000" office:value-type="float" office:value="122454.735556089" calcext:value-type="float">
            <text:p>122,454.736</text:p>
          </table:table-cell>
        </table:table-row>
        <table:table-row table:style-name="ro1">
          <table:table-cell office:value-type="string" calcext:value-type="string">
            <text:p>VU9P</text:p>
          </table:table-cell>
          <table:table-cell table:style-name="ce1" office:value-type="float" office:value="6840" calcext:value-type="float">
            <text:p>6,840</text:p>
          </table:table-cell>
          <table:table-cell table:style-name="ce1" office:value-type="float" office:value="2160" calcext:value-type="float">
            <text:p>2,16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formula="of:=[.A25]" office:value-type="string" office:string-value="ZU9EG" calcext:value-type="string">
            <text:p>ZU9EG</text:p>
          </table:table-cell>
          <table:table-cell table:style-name="ce2" table:formula="of:=[.B25]*[.N$2]/[.L$15]" office:value-type="float" office:value="169.431749793003" calcext:value-type="float">
            <text:p>169.432</text:p>
          </table:table-cell>
          <table:table-cell table:style-name="ce2" table:formula="of:=[.$M22]*[.I$15]*2/1000/1000" office:value-type="float" office:value="4425.89887900082" calcext:value-type="float">
            <text:p>4,425.899</text:p>
          </table:table-cell>
          <table:table-cell table:style-name="ce2" table:formula="of:=[.$M22]*[.J$15]/1000/1000" office:value-type="float" office:value="34196.1362590141" calcext:value-type="float">
            <text:p>34,196.136</text:p>
          </table:table-cell>
        </table:table-row>
        <table:table-row table:style-name="ro1">
          <table:table-cell office:value-type="string" calcext:value-type="string">
            <text:p>VU13P</text:p>
          </table:table-cell>
          <table:table-cell table:style-name="ce1" office:value-type="float" office:value="12288" calcext:value-type="float">
            <text:p>12,288</text:p>
          </table:table-cell>
          <table:table-cell table:style-name="ce1" office:value-type="float" office:value="2688" calcext:value-type="float">
            <text:p>2,688</text:p>
          </table:table-cell>
          <table:table-cell table:style-name="ce1" office:value-type="float" office:value="1280" calcext:value-type="float">
            <text:p>1,2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formula="of:=[.A26]" office:value-type="string" office:string-value="XC7VX690T" calcext:value-type="string">
            <text:p>XC7VX690T</text:p>
          </table:table-cell>
          <table:table-cell table:style-name="ce2" table:formula="of:=[.B26]*[.N$2]/[.L$15]" office:value-type="float" office:value="242.045356847147" calcext:value-type="float">
            <text:p>242.045</text:p>
          </table:table-cell>
          <table:table-cell table:style-name="ce2" table:formula="of:=[.$M23]*[.I$15]*2/1000/1000" office:value-type="float" office:value="6322.71268428688" calcext:value-type="float">
            <text:p>6,322.713</text:p>
          </table:table-cell>
          <table:table-cell table:style-name="ce2" table:formula="of:=[.$M23]*[.J$15]/1000/1000" office:value-type="float" office:value="48851.623227163" calcext:value-type="float">
            <text:p>48,851.623</text:p>
          </table:table-cell>
        </table:table-row>
        <table:table-row table:style-name="ro1">
          <table:table-cell office:value-type="string" calcext:value-type="string">
            <text:p>VU37P</text:p>
          </table:table-cell>
          <table:table-cell table:style-name="ce1" office:value-type="float" office:value="9024" calcext:value-type="float">
            <text:p>9,024</text:p>
          </table:table-cell>
          <table:table-cell table:style-name="ce1" office:value-type="float" office:value="2016" calcext:value-type="float">
            <text:p>2,016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formula="of:=[.A27]" office:value-type="string" office:string-value="Z7100" calcext:value-type="string">
            <text:p>Z7100</text:p>
          </table:table-cell>
          <table:table-cell table:style-name="ce2" table:formula="of:=[.B27]*[.N$2]/[.L$15]" office:value-type="float" office:value="135.814339119788" calcext:value-type="float">
            <text:p>135.814</text:p>
          </table:table-cell>
          <table:table-cell table:style-name="ce2" table:formula="of:=[.$M24]*[.I$15]*2/1000/1000" office:value-type="float" office:value="3547.74433951653" calcext:value-type="float">
            <text:p>3,547.744</text:p>
          </table:table-cell>
          <table:table-cell table:style-name="ce2" table:formula="of:=[.$M24]*[.J$15]/1000/1000" office:value-type="float" office:value="27411.1885885748" calcext:value-type="float">
            <text:p>27,411.189</text:p>
          </table:table-cell>
        </table:table-row>
        <table:table-row table:style-name="ro1">
          <table:table-cell office:value-type="string" calcext:value-type="string">
            <text:p>ZU9EG</text:p>
          </table:table-cell>
          <table:table-cell table:style-name="ce1" office:value-type="float" office:value="2520" calcext:value-type="float">
            <text:p>2,520</text:p>
          </table:table-cell>
          <table:table-cell table:style-name="ce1" office:value-type="float" office:value="912" calcext:value-type="float">
            <text:p>9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/>
          <table:table-cell table:formula="of:=[.A28]" office:value-type="string" office:string-value="Z7020" calcext:value-type="string">
            <text:p>Z7020</text:p>
          </table:table-cell>
          <table:table-cell table:style-name="ce2" table:formula="of:=[.B28]*[.N$2]/[.L$15]" office:value-type="float" office:value="14.7916606962145" calcext:value-type="float">
            <text:p>14.792</text:p>
          </table:table-cell>
          <table:table-cell table:style-name="ce2" table:formula="of:=[.$M25]*[.I$15]*2/1000/1000" office:value-type="float" office:value="386.387997373087" calcext:value-type="float">
            <text:p>386.388</text:p>
          </table:table-cell>
          <table:table-cell table:style-name="ce2" table:formula="of:=[.$M25]*[.J$15]/1000/1000" office:value-type="float" office:value="2985.37697499329" calcext:value-type="float">
            <text:p>2,985.377</text:p>
          </table:table-cell>
        </table:table-row>
        <table:table-row table:style-name="ro1">
          <table:table-cell office:value-type="string" calcext:value-type="string">
            <text:p>XC7VX690T</text:p>
          </table:table-cell>
          <table:table-cell table:style-name="ce1" office:value-type="float" office:value="3600" calcext:value-type="float">
            <text:p>3,600</text:p>
          </table:table-cell>
          <table:table-cell table:style-name="ce1" office:value-type="float" office:value="1470" calcext:value-type="float">
            <text:p>1,4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7100</text:p>
          </table:table-cell>
          <table:table-cell table:style-name="ce1" office:value-type="float" office:value="2020" calcext:value-type="float">
            <text:p>2,020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7020</text:p>
          </table:table-cell>
          <table:table-cell office:value-type="float" office:value="220" calcext:value-type="float">
            <text:p>22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2"/>
        </table:table-row>
      </table:table>
      <table:table table:name="Sm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siz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ayers</text:p>
          </table:table-cell>
          <table:table-cell table:number-columns-repeated="2"/>
          <table:table-cell office:value-type="string" calcext:value-type="string">
            <text:p>Buffer mem</text:p>
          </table:table-cell>
          <table:table-cell/>
          <table:table-cell office:value-type="string" calcext:value-type="string">
            <text:p>weights</text:p>
          </table:table-cell>
          <table:table-cell/>
          <table:table-cell office:value-type="string" calcext:value-type="string">
            <text:p>MAC</text:p>
          </table:table-cell>
          <table:table-cell/>
          <table:table-cell office:value-type="string" calcext:value-type="string">
            <text:p>Freq.</text:p>
          </table:table-cell>
          <table:table-cell office:value-type="string" calcext:value-type="string">
            <text:p>Weights / MAC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formula="of:=[.C2]*[.E2]*([.B3]-1)" office:value-type="float" office:value="48" calcext:value-type="float">
            <text:p>48</text:p>
          </table:table-cell>
          <table:table-cell table:style-name="ce1" table:formula="of:=[.C2]*[.D2]*[.E2]" office:value-type="float" office:value="576" calcext:value-type="float">
            <text:p>576</text:p>
          </table:table-cell>
          <table:table-cell table:number-columns-repeated="4"/>
          <table:table-cell table:style-name="ce1" table:formula="of:=300000000" office:value-type="float" office:value="300000000" calcext:value-type="float">
            <text:p>300,000,000</text:p>
          </table:table-cell>
          <table:table-cell/>
        </table:table-row>
        <table:table-row table:style-name="ro1">
          <table:table-cell office:value-type="string" calcext:value-type="string">
            <text:p>CONV3-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C3]-2" office:value-type="float" office:value="24" calcext:value-type="float">
            <text:p>24</text:p>
          </table:table-cell>
          <table:table-cell table:formula="of:=[.D3]-2" office:value-type="float" office:value="24" calcext:value-type="float">
            <text:p>24</text:p>
          </table:table-cell>
          <table:table-cell table:style-name="ce1" table:formula="of:=[.C3]*[.E3]*([.B4]-1)" office:value-type="float" office:value="208" calcext:value-type="float">
            <text:p>208</text:p>
          </table:table-cell>
          <table:table-cell table:style-name="ce1" table:formula="of:=[.C3]*[.D3]*[.E3]" office:value-type="float" office:value="2704" calcext:value-type="float">
            <text:p>2,704</text:p>
          </table:table-cell>
          <table:table-cell table:style-name="ce1" table:formula="of:=[.B3]*[.B3]*[.E2]*[.E3]" office:value-type="float" office:value="36" calcext:value-type="float">
            <text:p>36</text:p>
          </table:table-cell>
          <table:table-cell table:style-name="ce4" table:formula="of:=[.J3]/[.J$10]" office:value-type="percentage" office:value="0.027190332326284" calcext:value-type="percentage">
            <text:p>2.72%</text:p>
          </table:table-cell>
          <table:table-cell table:style-name="ce1" table:formula="of:=[.B3]*[.B3]*[.E2]*[.E3]*[.F3]*[.G3]" office:value-type="float" office:value="20736" calcext:value-type="float">
            <text:p>20,736</text:p>
          </table:table-cell>
          <table:table-cell table:style-name="ce4" table:formula="of:=[.L3]/[.L$10]" office:value-type="percentage" office:value="0.64301662118581" calcext:value-type="percentage">
            <text:p>64.30%</text:p>
          </table:table-cell>
          <table:table-cell/>
          <table:table-cell table:formula="of:=[.J3]/[.L3]" office:value-type="float" office:value="0.00173611111111111" calcext:value-type="float">
            <text:p>0.0017361111</text:p>
          </table:table-cell>
        </table:table-row>
        <table:table-row table:style-name="ro1">
          <table:table-cell office:value-type="string" calcext:value-type="string">
            <text:p>POOL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formula="of:=[.C4]*[.E4]*([.B5]-1)" office:value-type="float" office:value="64" calcext:value-type="float">
            <text:p>64</text:p>
          </table:table-cell>
          <table:table-cell table:style-name="ce1" table:formula="of:=[.C4]*[.D4]*[.E4]" office:value-type="float" office:value="256" calcext:value-type="float">
            <text:p>256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ONV3-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5]-2" office:value-type="float" office:value="8" calcext:value-type="float">
            <text:p>8</text:p>
          </table:table-cell>
          <table:table-cell table:formula="of:=[.D5]-2" office:value-type="float" office:value="8" calcext:value-type="float">
            <text:p>8</text:p>
          </table:table-cell>
          <table:table-cell table:style-name="ce1" table:formula="of:=[.C5]*[.E5]*([.B6]-1)" office:value-type="float" office:value="80" calcext:value-type="float">
            <text:p>80</text:p>
          </table:table-cell>
          <table:table-cell table:style-name="ce1" table:formula="of:=[.C5]*[.D5]*[.E5]" office:value-type="float" office:value="400" calcext:value-type="float">
            <text:p>400</text:p>
          </table:table-cell>
          <table:table-cell table:style-name="ce1" table:formula="of:=[.B5]*[.B5]*[.E4]*[.E5]" office:value-type="float" office:value="144" calcext:value-type="float">
            <text:p>144</text:p>
          </table:table-cell>
          <table:table-cell table:style-name="ce4" table:formula="of:=[.J5]/[.J$10]" office:value-type="percentage" office:value="0.108761329305136" calcext:value-type="percentage">
            <text:p>10.88%</text:p>
          </table:table-cell>
          <table:table-cell table:style-name="ce1" table:formula="of:=[.B5]*[.B5]*[.E4]*[.E5]*[.F5]*[.G5]" office:value-type="float" office:value="9216" calcext:value-type="float">
            <text:p>9,216</text:p>
          </table:table-cell>
          <table:table-cell table:style-name="ce4" table:formula="of:=[.L5]/[.L$10]" office:value-type="percentage" office:value="0.285785164971471" calcext:value-type="percentage">
            <text:p>28.58%</text:p>
          </table:table-cell>
          <table:table-cell/>
          <table:table-cell table:formula="of:=[.J5]/[.L5]" office:value-type="float" office:value="0.015625" calcext:value-type="float">
            <text:p>0.015625</text:p>
          </table:table-cell>
        </table:table-row>
        <table:table-row table:style-name="ro1">
          <table:table-cell office:value-type="string" calcext:value-type="string">
            <text:p>POOL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ONV3-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7]-2" office:value-type="float" office:value="3" calcext:value-type="float">
            <text:p>3</text:p>
          </table:table-cell>
          <table:table-cell table:formula="of:=[.D7]-2" office:value-type="float" office:value="3" calcext:value-type="float">
            <text:p>3</text:p>
          </table:table-cell>
          <table:table-cell table:style-name="ce1" table:formula="of:=[.C7]*[.E7]*([.B8]-1)" office:value-type="float" office:value="0" calcext:value-type="float">
            <text:p>0</text:p>
          </table:table-cell>
          <table:table-cell table:style-name="ce1" table:formula="of:=[.C7]*[.D7]*[.E7]" office:value-type="float" office:value="100" calcext:value-type="float">
            <text:p>100</text:p>
          </table:table-cell>
          <table:table-cell table:style-name="ce1" table:formula="of:=[.B7]*[.B7]*[.E6]*[.E7]" office:value-type="float" office:value="144" calcext:value-type="float">
            <text:p>144</text:p>
          </table:table-cell>
          <table:table-cell table:style-name="ce4" table:formula="of:=[.J7]/[.J$10]" office:value-type="percentage" office:value="0.108761329305136" calcext:value-type="percentage">
            <text:p>10.88%</text:p>
          </table:table-cell>
          <table:table-cell table:style-name="ce1" table:formula="of:=[.B7]*[.B7]*[.E6]*[.E7]*[.F7]*[.G7]" office:value-type="float" office:value="1296" calcext:value-type="float">
            <text:p>1,296</text:p>
          </table:table-cell>
          <table:table-cell table:style-name="ce4" table:formula="of:=[.L7]/[.L$10]" office:value-type="percentage" office:value="0.0401885388241131" calcext:value-type="percentage">
            <text:p>4.02%</text:p>
          </table:table-cell>
          <table:table-cell/>
          <table:table-cell table:formula="of:=[.J7]/[.L7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formula="of:=[.C8]*[.E8]*[.D8]" office:value-type="float" office:value="10" calcext:value-type="float">
            <text:p>10</text:p>
          </table:table-cell>
          <table:table-cell table:style-name="ce1" table:formula="of:=[.C8]*[.D8]*[.E8]" office:value-type="float" office:value="10" calcext:value-type="float">
            <text:p>10</text:p>
          </table:table-cell>
          <table:table-cell table:style-name="ce1" table:formula="of:=[.D7]*[.C7]*[.E7]*[.E8]" office:value-type="float" office:value="1000" calcext:value-type="float">
            <text:p>1,000</text:p>
          </table:table-cell>
          <table:table-cell table:style-name="ce4" table:formula="of:=[.J8]/[.J$10]" office:value-type="percentage" office:value="0.755287009063444" calcext:value-type="percentage">
            <text:p>75.53%</text:p>
          </table:table-cell>
          <table:table-cell table:style-name="ce1" table:formula="of:=[.C7]*[.D7]*[.E7]*[.C8]*[.D8]*[.E8]" office:value-type="float" office:value="1000" calcext:value-type="float">
            <text:p>1,000</text:p>
          </table:table-cell>
          <table:table-cell table:style-name="ce4" table:formula="of:=[.L8]/[.L$10]" office:value-type="percentage" office:value="0.0310096750186058" calcext:value-type="percentage">
            <text:p>3.10%</text:p>
          </table:table-cell>
          <table:table-cell/>
          <table:table-cell table:style-name="ce5" table:formula="of:=[.J8]/[.L8]" office:value-type="float" office:value="1" calcext:value-type="float">
            <text:p>1.000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style-name="ce1" table:formula="of:=SUM([.H3:.H8])*2" office:value-type="float" office:value="724" calcext:value-type="float">
            <text:p>724</text:p>
          </table:table-cell>
          <table:table-cell table:style-name="ce1" table:formula="of:=SUM([.I3:.I8])*2" office:value-type="float" office:value="6940" calcext:value-type="float">
            <text:p>6,940</text:p>
          </table:table-cell>
          <table:table-cell table:style-name="ce1" table:formula="of:=SUM([.J3:.J8])" office:value-type="float" office:value="1324" calcext:value-type="float">
            <text:p>1,324</text:p>
          </table:table-cell>
          <table:table-cell table:style-name="ce1"/>
          <table:table-cell table:style-name="ce1" table:formula="of:=SUM([.L3:.L8])" office:value-type="float" office:value="32248" calcext:value-type="float">
            <text:p>32,24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BRAM</text:p>
          </table:table-cell>
          <table:table-cell/>
          <table:table-cell table:style-name="ce1" table:formula="of:=[.I10]+[.J10]" office:value-type="float" office:value="8264" calcext:value-type="float">
            <text:p>8,264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RAM</text:p>
          </table:table-cell>
          <table:table-cell office:value-type="string" calcext:value-type="string">
            <text:p>UltraRAM</text:p>
          </table:table-cell>
          <table:table-cell table:number-columns-repeated="3"/>
          <table:table-cell table:style-name="ce2" table:formula="of:=[.H10]*2/4096" office:value-type="float" office:value="0.353515625" calcext:value-type="float">
            <text:p>0.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-chip weights</text:p>
          </table:table-cell>
          <table:table-cell table:style-name="ce1" table:formula="of:=SUM([.J3:.J7])" office:value-type="float" office:value="324" calcext:value-type="float">
            <text:p>324</text:p>
          </table:table-cell>
          <table:table-cell table:style-name="ce3" table:formula="of:=[.B13]*2/4096" office:value-type="float" office:value="0.158203125" calcext:value-type="float">
            <text:p>0.158</text:p>
          </table:table-cell>
          <table:table-cell table:style-name="ce3" table:formula="of:=[.B13]*2/32768" office:value-type="float" office:value="0.019775390625" calcext:value-type="float">
            <text:p>0.020</text:p>
          </table:table-cell>
          <table:table-cell table:number-columns-repeated="8"/>
          <table:table-cell office:value-type="string" calcext:value-type="string">
            <text:p>FPS</text:p>
          </table:table-cell>
          <table:table-cell office:value-type="string" calcext:value-type="string">
            <text:p>Bandwidth MB/s</text:p>
          </table:table-cell>
          <table:table-cell office:value-type="string" calcext:value-type="string">
            <text:p>Bandwidth for Weight MB/s</text:p>
          </table:table-cell>
        </table:table-row>
        <table:table-row table:style-name="ro1">
          <table:table-cell office:value-type="string" calcext:value-type="string">
            <text:p>Off-chip</text:p>
          </table:table-cell>
          <table:table-cell table:style-name="ce1" table:formula="of:=SUM([.J8])" office:value-type="float" office:value="1000" calcext:value-type="float">
            <text:p>1,000</text:p>
          </table:table-cell>
          <table:table-cell table:number-columns-repeated="9"/>
          <table:table-cell table:formula="of:=[.A17]" office:value-type="string" office:string-value="VU9P" calcext:value-type="string">
            <text:p>VU9P</text:p>
          </table:table-cell>
          <table:table-cell table:style-name="ce2" table:formula="of:=[.B17]*[.N$2]/[.L$10]" office:value-type="float" office:value="63631853.1381791" calcext:value-type="float">
            <text:p>63,631,853.138</text:p>
          </table:table-cell>
          <table:table-cell table:style-name="ce2" table:formula="of:=[.$M14]*[.I$10]*2/1000/1000" office:value-type="float" office:value="883210.121557926" calcext:value-type="float">
            <text:p>883,210.122</text:p>
          </table:table-cell>
          <table:table-cell table:style-name="ce2" table:formula="of:=[.$M14]*[.J$10]/1000/1000" office:value-type="float" office:value="84248.5735549491" calcext:value-type="float">
            <text:p>84,248.574</text:p>
          </table:table-cell>
        </table:table-row>
        <table:table-row table:style-name="ro1">
          <table:table-cell table:number-columns-repeated="11"/>
          <table:table-cell table:formula="of:=[.A18]" office:value-type="string" office:string-value="VU13P" calcext:value-type="string">
            <text:p>VU13P</text:p>
          </table:table-cell>
          <table:table-cell table:style-name="ce2" table:formula="of:=[.B18]*[.N$2]/[.L$10]" office:value-type="float" office:value="114314065.988588" calcext:value-type="float">
            <text:p>114,314,065.989</text:p>
          </table:table-cell>
          <table:table-cell table:style-name="ce2" table:formula="of:=[.$M15]*[.I$10]*2/1000/1000" office:value-type="float" office:value="1586679.23592161" calcext:value-type="float">
            <text:p>1,586,679.236</text:p>
          </table:table-cell>
          <table:table-cell table:style-name="ce2" table:formula="of:=[.$M15]*[.J$10]/1000/1000" office:value-type="float" office:value="151351.823368891" calcext:value-type="float">
            <text:p>151,351.823</text:p>
          </table:table-cell>
        </table:table-row>
        <table:table-row table:style-name="ro1">
          <table:table-cell/>
          <table:table-cell office:value-type="string" calcext:value-type="string">
            <text:p>DSP</text:p>
          </table:table-cell>
          <table:table-cell office:value-type="string" calcext:value-type="string">
            <text:p>BRAM (4kB)</text:p>
          </table:table-cell>
          <table:table-cell office:value-type="string" calcext:value-type="string">
            <text:p>UltraRAM (32kB)</text:p>
          </table:table-cell>
          <table:table-cell office:value-type="string" calcext:value-type="string">
            <text:p>HBM (GB)</text:p>
          </table:table-cell>
          <table:table-cell table:number-columns-repeated="6"/>
          <table:table-cell table:formula="of:=[.A19]" office:value-type="string" office:string-value="VU37P" calcext:value-type="string">
            <text:p>VU37P</text:p>
          </table:table-cell>
          <table:table-cell table:style-name="ce2" table:formula="of:=[.B19]*[.N$2]/[.L$10]" office:value-type="float" office:value="83949392.2103696" calcext:value-type="float">
            <text:p>83,949,392.210</text:p>
          </table:table-cell>
          <table:table-cell table:style-name="ce2" table:formula="of:=[.$M16]*[.I$10]*2/1000/1000" office:value-type="float" office:value="1165217.56387993" calcext:value-type="float">
            <text:p>1,165,217.564</text:p>
          </table:table-cell>
          <table:table-cell table:style-name="ce2" table:formula="of:=[.$M16]*[.J$10]/1000/1000" office:value-type="float" office:value="111148.995286529" calcext:value-type="float">
            <text:p>111,148.995</text:p>
          </table:table-cell>
        </table:table-row>
        <table:table-row table:style-name="ro1">
          <table:table-cell office:value-type="string" calcext:value-type="string">
            <text:p>VU9P</text:p>
          </table:table-cell>
          <table:table-cell table:style-name="ce1" office:value-type="float" office:value="6840" calcext:value-type="float">
            <text:p>6,840</text:p>
          </table:table-cell>
          <table:table-cell table:style-name="ce1" office:value-type="float" office:value="2160" calcext:value-type="float">
            <text:p>2,16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formula="of:=[.A20]" office:value-type="string" office:string-value="ZU9EG" calcext:value-type="string">
            <text:p>ZU9EG</text:p>
          </table:table-cell>
          <table:table-cell table:style-name="ce2" table:formula="of:=[.B20]*[.N$2]/[.L$10]" office:value-type="float" office:value="23443314.314066" calcext:value-type="float">
            <text:p>23,443,314.314</text:p>
          </table:table-cell>
          <table:table-cell table:style-name="ce2" table:formula="of:=[.$M17]*[.I$10]*2/1000/1000" office:value-type="float" office:value="325393.202679236" calcext:value-type="float">
            <text:p>325,393.203</text:p>
          </table:table-cell>
          <table:table-cell table:style-name="ce2" table:formula="of:=[.$M17]*[.J$10]/1000/1000" office:value-type="float" office:value="31038.9481518234" calcext:value-type="float">
            <text:p>31,038.948</text:p>
          </table:table-cell>
        </table:table-row>
        <table:table-row table:style-name="ro1">
          <table:table-cell office:value-type="string" calcext:value-type="string">
            <text:p>VU13P</text:p>
          </table:table-cell>
          <table:table-cell table:style-name="ce1" office:value-type="float" office:value="12288" calcext:value-type="float">
            <text:p>12,288</text:p>
          </table:table-cell>
          <table:table-cell table:style-name="ce1" office:value-type="float" office:value="2688" calcext:value-type="float">
            <text:p>2,688</text:p>
          </table:table-cell>
          <table:table-cell table:style-name="ce1" office:value-type="float" office:value="1280" calcext:value-type="float">
            <text:p>1,2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formula="of:=[.A21]" office:value-type="string" office:string-value="XC7VX690T" calcext:value-type="string">
            <text:p>XC7VX690T</text:p>
          </table:table-cell>
          <table:table-cell table:style-name="ce2" table:formula="of:=[.B21]*[.N$2]/[.L$10]" office:value-type="float" office:value="33490449.0200943" calcext:value-type="float">
            <text:p>33,490,449.020</text:p>
          </table:table-cell>
          <table:table-cell table:style-name="ce2" table:formula="of:=[.$M18]*[.I$10]*2/1000/1000" office:value-type="float" office:value="464847.432398908" calcext:value-type="float">
            <text:p>464,847.432</text:p>
          </table:table-cell>
          <table:table-cell table:style-name="ce2" table:formula="of:=[.$M18]*[.J$10]/1000/1000" office:value-type="float" office:value="44341.3545026048" calcext:value-type="float">
            <text:p>44,341.355</text:p>
          </table:table-cell>
        </table:table-row>
        <table:table-row table:style-name="ro1">
          <table:table-cell office:value-type="string" calcext:value-type="string">
            <text:p>VU37P</text:p>
          </table:table-cell>
          <table:table-cell table:style-name="ce1" office:value-type="float" office:value="9024" calcext:value-type="float">
            <text:p>9,024</text:p>
          </table:table-cell>
          <table:table-cell table:style-name="ce1" office:value-type="float" office:value="2016" calcext:value-type="float">
            <text:p>2,016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formula="of:=[.A22]" office:value-type="string" office:string-value="Z7100" calcext:value-type="string">
            <text:p>Z7100</text:p>
          </table:table-cell>
          <table:table-cell table:style-name="ce2" table:formula="of:=[.B22]*[.N$2]/[.L$10]" office:value-type="float" office:value="18791863.0612751" calcext:value-type="float">
            <text:p>18,791,863.061</text:p>
          </table:table-cell>
          <table:table-cell table:style-name="ce2" table:formula="of:=[.$M19]*[.I$10]*2/1000/1000" office:value-type="float" office:value="260831.059290499" calcext:value-type="float">
            <text:p>260,831.059</text:p>
          </table:table-cell>
          <table:table-cell table:style-name="ce2" table:formula="of:=[.$M19]*[.J$10]/1000/1000" office:value-type="float" office:value="24880.4266931283" calcext:value-type="float">
            <text:p>24,880.427</text:p>
          </table:table-cell>
        </table:table-row>
        <table:table-row table:style-name="ro1">
          <table:table-cell office:value-type="string" calcext:value-type="string">
            <text:p>ZU9EG</text:p>
          </table:table-cell>
          <table:table-cell table:style-name="ce1" office:value-type="float" office:value="2520" calcext:value-type="float">
            <text:p>2,520</text:p>
          </table:table-cell>
          <table:table-cell table:style-name="ce1" office:value-type="float" office:value="912" calcext:value-type="float">
            <text:p>9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/>
          <table:table-cell table:formula="of:=[.A23]" office:value-type="string" office:string-value="Z7020" calcext:value-type="string">
            <text:p>Z7020</text:p>
          </table:table-cell>
          <table:table-cell table:style-name="ce2" table:formula="of:=[.B23]*[.N$2]/[.L$10]" office:value-type="float" office:value="2046638.55122798" calcext:value-type="float">
            <text:p>2,046,638.551</text:p>
          </table:table-cell>
          <table:table-cell table:style-name="ce2" table:formula="of:=[.$M20]*[.I$10]*2/1000/1000" office:value-type="float" office:value="28407.3430910444" calcext:value-type="float">
            <text:p>28,407.343</text:p>
          </table:table-cell>
          <table:table-cell table:style-name="ce2" table:formula="of:=[.$M20]*[.J$10]/1000/1000" office:value-type="float" office:value="2709.74944182585" calcext:value-type="float">
            <text:p>2,709.749</text:p>
          </table:table-cell>
        </table:table-row>
        <table:table-row table:style-name="ro1">
          <table:table-cell office:value-type="string" calcext:value-type="string">
            <text:p>XC7VX690T</text:p>
          </table:table-cell>
          <table:table-cell table:style-name="ce1" office:value-type="float" office:value="3600" calcext:value-type="float">
            <text:p>3,600</text:p>
          </table:table-cell>
          <table:table-cell table:style-name="ce1" office:value-type="float" office:value="1470" calcext:value-type="float">
            <text:p>1,4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7100</text:p>
          </table:table-cell>
          <table:table-cell table:style-name="ce1" office:value-type="float" office:value="2020" calcext:value-type="float">
            <text:p>2,020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7020</text:p>
          </table:table-cell>
          <table:table-cell office:value-type="float" office:value="220" calcext:value-type="float">
            <text:p>22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u" fo:country="HU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6" number:min-integer-digits="1" number:grouping="true"/>
    </number:number-style>
    <number:number-style style:name="N126">
      <number:number number:decimal-places="7" number:min-integer-digits="1" number:grouping="true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1:28:19.935399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y Zoltán</meta:initial-creator>
    <meta:creation-date>2017-09-19T09:53:20.111803712</meta:creation-date>
    <dc:date>2017-10-03T15:44:44.145789482</dc:date>
    <dc:creator>Nagy Zoltán</dc:creator>
    <meta:editing-duration>PT8H56M15S</meta:editing-duration>
    <meta:editing-cycles>7</meta:editing-cycles>
    <meta:generator>LibreOffice/4.2.8.2$Linux_X86_64 LibreOffice_project/420m0$Build-2</meta:generator>
    <meta:document-statistic meta:table-count="4" meta:cell-count="1149" meta:object-count="0"/>
  </office:meta>
</office:document-meta>
</file>